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family-generic="swiss" style:font-pitch="variable"/>
    <style:font-face style:name="Lato1" svg:font-family="Lato" style:font-adornments="Cursiva" style:font-family-generic="swiss" style:font-pitch="variable"/>
    <style:font-face style:name="Lato Black" svg:font-family="'Lato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mm"/>
    </style:style>
    <style:style style:name="co2" style:family="table-column">
      <style:table-column-properties fo:break-before="auto" style:column-width="221.49mm"/>
    </style:style>
    <style:style style:name="co3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31.17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8.73mm"/>
    </style:style>
    <style:style style:name="co9" style:family="table-column">
      <style:table-column-properties fo:break-before="auto" style:column-width="33.69mm"/>
    </style:style>
    <style:style style:name="co10" style:family="table-column">
      <style:table-column-properties fo:break-before="auto" style:column-width="29.4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49mm" fo:break-before="auto" style:use-optimal-row-height="true"/>
    </style:style>
    <style:style style:name="ro3" style:family="table-row">
      <style:table-row-properties style:row-height="5.87mm" fo:break-before="auto" style:use-optimal-row-height="true"/>
    </style:style>
    <style:style style:name="ro4" style:family="table-row">
      <style:table-row-properties style:row-height="11.1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at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4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8" style:family="table-cell" style:parent-style-name="Default">
      <style:text-properties style:font-name="Lato" fo:font-size="12pt" style:font-size-asian="12pt" style:font-size-complex="12pt"/>
    </style:style>
    <style:style style:name="ce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12" style:family="table-cell" style:parent-style-name="Default">
      <style:table-cell-properties style:vertical-align="top"/>
      <style:text-properties style:font-name="Lato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none" fo:border-top="0.06pt solid #000000" style:vertical-align="top"/>
      <style:text-properties style:font-name="Lato" fo:font-size="12pt" style:font-size-asian="12pt" style:font-size-complex="12pt"/>
    </style:style>
    <style:style style:name="ce14" style:family="table-cell" style:parent-style-name="Default">
      <style:table-cell-properties fo:border-bottom="none" fo:background-color="#e6e6e6" fo:border-left="0.06pt solid #000000" fo:border-right="none" fo:border-top="none" style:vertical-align="top"/>
      <style:text-properties style:font-name="Lato" fo:font-size="12pt" style:text-underline-style="none" style:font-size-asian="12pt" style:font-size-complex="12pt"/>
    </style:style>
    <style:style style:name="ce15" style:family="table-cell" style:parent-style-name="Default">
      <style:table-cell-properties fo:border-bottom="none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16" style:family="table-cell" style:parent-style-name="Default">
      <style:table-cell-properties fo:border-bottom="0.06pt solid #000000" fo:background-color="#e6e6e6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17" style:family="table-cell" style:parent-style-name="Default">
      <style:table-cell-properties fo:border="none" style:vertical-align="top"/>
      <style:text-properties style:font-name="Lato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e6e6e6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6e6e6" fo:border-left="0.06pt solid #000000" fo:border-right="none" fo:border-top="none" style:vertical-align="top"/>
      <style:text-properties fo:color="#800000" style:font-name="Lato" fo:font-size="12pt" style:font-size-asian="12pt" style:font-size-complex="12pt"/>
    </style:style>
    <style:style style:name="ce20" style:family="table-cell" style:parent-style-name="Default">
      <style:table-cell-properties fo:border-bottom="none" fo:border-left="0.06pt solid #000000" fo:border-right="none" fo:border-top="none" style:vertical-align="top"/>
      <style:text-properties fo:color="#800000" style:font-name="Lato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23" style:family="table-cell" style:parent-style-name="Default">
      <style:table-cell-properties style:vertical-align="top"/>
      <style:text-properties fo:color="#000080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80" style:font-name="Lat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8">
      <style:table-cell-properties fo:background-color="#e6e6e6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8">
      <style:table-cell-properties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fo:border="none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vertical-align="top"/>
      <style:text-properties fo:color="#ff8080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ff8080" style:font-name="Lat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8">
      <style:table-cell-properties fo:background-color="#e6e6e6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8">
      <style:table-cell-properties fo:border="none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at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8">
      <style:table-cell-properties fo:background-color="#e6e6e6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>
      <style:table-cell-properties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8">
      <style:table-cell-properties fo:border="none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8">
      <style:table-cell-properties style:text-align-source="value-type" style:repeat-content="false" fo:border="none" style:vertical-align="top"/>
      <style:paragraph-properties fo:margin-left="0mm"/>
      <style:text-properties style:font-name="Lato" fo:font-size="12pt" style:font-size-asian="12pt" style:font-size-complex="12pt"/>
    </style:style>
    <style:style style:name="ce47" style:family="table-cell" style:parent-style-name="Default" style:data-style-name="N108">
      <style:table-cell-properties fo:background-color="#e6e6e6" style:text-align-source="value-type" style:repeat-content="false" style:vertical-align="top"/>
      <style:paragraph-properties fo:margin-left="0mm"/>
      <style:text-properties style:font-name="Lato" fo:font-size="12pt" style:font-size-asian="12pt" style:font-size-complex="12pt"/>
    </style:style>
    <style:style style:name="ce48" style:family="table-cell" style:parent-style-name="Default" style:data-style-name="N108">
      <style:table-cell-properties style:text-align-source="value-type" style:repeat-content="false" style:vertical-align="top"/>
      <style:paragraph-properties fo:margin-left="0mm"/>
      <style:text-properties style:font-name="Lato" fo:font-size="12pt" style:font-size-asian="12pt" style:font-size-complex="12pt"/>
    </style:style>
    <style:style style:name="ce49" style:family="table-cell" style:parent-style-name="Default" style:data-style-name="N108">
      <style:table-cell-properties fo:border-bottom="0.06pt solid #000000" fo:background-color="#e6e6e6" style:text-align-source="value-type" style:repeat-content="false" fo:border-left="none" fo:border-right="none" fo:border-top="none" style:vertical-align="top"/>
      <style:paragraph-properties fo:margin-left="0mm"/>
      <style:text-properties style:font-name="Lato" fo:font-size="12pt" style:font-size-asian="12pt" style:font-size-complex="12pt"/>
    </style:style>
    <style:style style:name="ce50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La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 style:data-style-name="N108">
      <style:table-cell-properties fo:background-color="#e6e6e6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 style:data-style-name="N108">
      <style:table-cell-properties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 style:data-style-name="N108">
      <style:table-cell-properties fo:border="none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08">
      <style:table-cell-properties style:text-align-source="value-type" style:repeat-content="false" fo:border="non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 style:data-style-name="N108">
      <style:table-cell-properties fo:background-color="#e6e6e6" style:text-align-source="value-type" style:repeat-content="fals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108">
      <style:table-cell-properties style:text-align-source="value-type" style:repeat-content="fals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 style:data-style-name="N108">
      <style:table-cell-properties fo:border-bottom="0.06pt solid #000000" fo:background-color="#e6e6e6" style:text-align-source="value-type" style:repeat-content="false" fo:border-left="none" fo:border-right="none" fo:border-top="non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>
      <style:table-cell-properties fo:background-color="#e6e6e6"/>
    </style:style>
    <style:style style:name="ce64" style:family="table-cell" style:parent-style-name="Default"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#e6e6e6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 style:data-style-name="N108">
      <style:text-properties style:font-name="Lato" fo:font-size="11pt" style:font-size-asian="11pt" style:font-size-complex="11pt"/>
    </style:style>
    <style:style style:name="ce68" style:family="table-cell" style:parent-style-name="Default" style:data-style-name="N108">
      <style:table-cell-properties style:text-align-source="fix" style:repeat-content="false" style:vertical-align="top"/>
      <style:paragraph-properties fo:text-align="center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8">
      <style:table-cell-properties fo:border-bottom="none" fo:border-left="none" fo:border-right="none" fo:border-top="0.06pt solid #000000"/>
      <style:text-properties style:font-name="Lato" fo:font-size="11pt" style:font-size-asian="11pt" style:font-size-complex="11pt"/>
    </style:style>
    <style:style style:name="ce70" style:family="table-cell" style:parent-style-name="Default" style:data-style-name="N108">
      <style:table-cell-properties fo:background-color="#e6e6e6"/>
      <style:text-properties style:font-name="Lato" fo:font-size="11pt" style:font-size-asian="11pt" style:font-size-complex="11pt"/>
    </style:style>
    <style:style style:name="ce71" style:family="table-cell" style:parent-style-name="Default" style:data-style-name="N108">
      <style:table-cell-properties fo:border-bottom="0.06pt solid #000000" fo:background-color="#e6e6e6" fo:border-left="none" fo:border-right="none" fo:border-top="none"/>
      <style:text-properties style:font-name="Lato" fo:font-size="11pt" style:font-size-asian="11pt" style:font-size-complex="11pt"/>
    </style:style>
    <style:style style:name="ce72" style:family="table-cell" style:parent-style-name="Default" style:data-style-name="N108">
      <style:table-cell-properties fo:border="none"/>
      <style:text-properties style:font-name="Lato" fo:font-size="11pt" style:font-size-asian="11pt" style:font-size-complex="11pt"/>
    </style:style>
    <style:style style:name="ce73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fo:border="none"/>
      <style:text-properties style:font-name="Lato" fo:font-size="11pt" style:font-size-asian="11pt" style:font-size-complex="11pt"/>
    </style:style>
    <style:style style:name="ce75" style:family="table-cell" style:parent-style-name="Default">
      <style:table-cell-properties fo:background-color="#e6e6e6"/>
      <style:text-properties style:font-name="Lato" fo:font-size="11pt" style:font-size-asian="11pt" style:font-size-complex="11pt"/>
    </style:style>
    <style:style style:name="ce76" style:family="table-cell" style:parent-style-name="Default">
      <style:text-properties style:font-name="Lato" fo:font-size="11pt" style:font-size-asian="11pt" style:font-size-complex="11pt"/>
    </style:style>
    <style:style style:name="ce77" style:family="table-cell" style:parent-style-name="Default">
      <style:table-cell-properties fo:border-bottom="0.06pt solid #000000" fo:background-color="#e6e6e6" fo:border-left="none" fo:border-right="none" fo:border-top="none"/>
      <style:text-properties style:font-name="Lato" fo:font-size="11pt" style:font-size-asian="11pt" style:font-size-complex="11pt"/>
    </style:style>
    <style:style style:name="ce78" style:family="table-cell" style:parent-style-name="Default" style:data-style-name="N108">
      <style:table-cell-properties fo:border-bottom="0.06pt solid #000000" fo:border-left="none" fo:border-right="none" fo:border-top="none"/>
      <style:text-properties style:font-name="Lato" fo:font-size="11pt" style:font-size-asian="11pt" style:font-size-complex="11pt"/>
    </style:style>
    <style:style style:name="ce79" style:family="table-cell" style:parent-style-name="Default" style:data-style-name="N108">
      <style:table-cell-properties fo:border-bottom="none" fo:background-color="#ff9966" fo:border-left="none" fo:border-right="none" fo:border-top="0.06pt solid #000000"/>
      <style:text-properties style:font-name="Lato" fo:font-size="11pt" style:font-size-asian="11pt" style:font-size-complex="11pt"/>
    </style:style>
    <style:style style:name="ce80" style:family="table-cell" style:parent-style-name="Default">
      <style:table-cell-properties fo:border-bottom="none" fo:border-left="none" fo:border-right="none" fo:border-top="0.06pt solid #000000"/>
      <style:text-properties style:font-name="Lato" fo:font-size="11pt" style:font-size-asian="11pt" style:font-size-complex="11pt"/>
    </style:style>
    <style:style style:name="ce81" style:family="table-cell" style:parent-style-name="Default" style:data-style-name="N108">
      <style:table-cell-properties style:vertical-align="top"/>
      <style:text-properties style:font-name="Lato" fo:font-size="11pt" style:font-size-asian="11pt" style:font-size-complex="11pt"/>
    </style:style>
    <style:style style:name="ce82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ext-properties style:font-name="Lat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6" style:family="table-cell" style:parent-style-name="Default">
      <style:text-properties style:font-name="Lato"/>
    </style:style>
    <style:style style:name="ce87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8">
      <style:text-properties style:font-name="Lato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oste.$B$4:.$B$134])" table:allow-empty-cell="true" table:display-list="unsorted" table:base-cell-address="Hoja2.B4">
          <table:error-message table:message-type="stop" table:display="true"/>
        </table:content-validation>
      </table:content-validations>
      <table:table table:name="Cos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2"/>
        <table:table-column table:style-name="co4" table:default-cell-style-name="ce23"/>
        <table:table-column table:style-name="co4" table:default-cell-style-name="ce31"/>
        <table:table-column table:style-name="co4" table:default-cell-style-name="ce39"/>
        <table:table-column table:style-name="co4" table:default-cell-style-name="ce51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number-columns-repeated="2" table:default-cell-style-name="ce67"/>
        <table:table-column table:style-name="co7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Limpieza</text:p>
          </table:table-cell>
          <table:table-cell office:value-type="string" calcext:value-type="string">
            <text:p>Referencia Dolibarr</text:p>
          </table:table-cell>
          <table:table-cell table:style-name="ce24" office:value-type="string" calcext:value-type="string">
            <text:p>PVP</text:p>
          </table:table-cell>
          <table:table-cell table:style-name="ce32" office:value-type="string" calcext:value-type="string">
            <text:p>PVMin</text:p>
          </table:table-cell>
          <table:table-cell table:style-name="ce40" office:value-type="string" calcext:value-type="string">
            <text:p>Coste Max.</text:p>
          </table:table-cell>
          <table:table-cell table:style-name="ce52" office:value-type="string" calcext:value-type="string">
            <text:p>Estimado</text:p>
          </table:table-cell>
          <table:table-cell table:style-name="ce68" office:value-type="string" calcext:value-type="string">
            <text:p>SAT El Dorado</text:p>
          </table:table-cell>
          <table:table-cell table:style-name="ce68" office:value-type="string" calcext:value-type="string">
            <text:p>Frutas El Pinar</text:p>
          </table:table-cell>
          <table:table-cell table:style-name="ce68" office:value-type="string" calcext:value-type="string">
            <text:p>Iberfrutas</text:p>
          </table:table-cell>
          <table:table-cell table:style-name="ce68" office:value-type="string" calcext:value-type="string">
            <text:p>Surexport</text:p>
          </table:table-cell>
          <table:table-cell table:style-name="ce81" office:value-type="string" calcext:value-type="string">
            <text:p>Bionest</text:p>
          </table:table-cell>
          <table:table-cell table:style-name="ce39" office:value-type="string" calcext:value-type="string">
            <text:p>AEB</text:p>
          </table:table-cell>
          <table:table-cell table:style-name="ce39" office:value-type="string" calcext:value-type="string">
            <text:p>Agromartín</text:p>
          </table:table-cell>
          <table:table-cell table:style-name="ce39" office:value-type="string" calcext:value-type="string">
            <text:p>Agromolinillo</text:p>
          </table:table-cell>
          <table:table-cell table:style-name="ce39" table:number-columns-repeated="1009"/>
        </table:table-row>
        <table:table-row table:style-name="ro3">
          <table:table-cell/>
          <table:table-cell table:style-name="ce3" office:value-type="string" calcext:value-type="string">
            <text:p>Cinta de Malla de acero inoxidable 3000mm</text:p>
          </table:table-cell>
          <table:table-cell table:style-name="ce13" office:value-type="string" calcext:value-type="string">
            <text:p><text:s/>AR-EM-3000-800</text:p>
          </table:table-cell>
          <table:table-cell table:style-name="ce25" table:formula="of:=[.F5]*1.4" office:value-type="currency" office:currency="EUR" office:value="5513.2" calcext:value-type="currency">
            <text:p>5.513 €</text:p>
          </table:table-cell>
          <table:table-cell table:style-name="ce33" table:formula="of:=[.F5]*1.25" office:value-type="currency" office:currency="EUR" office:value="4922.5" calcext:value-type="currency">
            <text:p>4.923 €</text:p>
          </table:table-cell>
          <table:table-cell table:style-name="ce41" table:formula="of:=MAX([.G5];[.H5];[.I5];[.J5];[.K5];[.L5];[.M5];[.N5];[.O5])" office:value-type="currency" office:currency="EUR" office:value="3938" calcext:value-type="currency">
            <text:p>3.938 €</text:p>
          </table:table-cell>
          <table:table-cell table:style-name="ce53"/>
          <table:table-cell table:style-name="ce69"/>
          <table:table-cell table:style-name="ce69" office:value-type="currency" office:currency="EUR" office:value="3667" calcext:value-type="currency">
            <office:annotation draw:style-name="gr1" draw:text-style-name="P2" svg:width="28.99mm" svg:height="5.96mm" svg:x="469.88mm" svg:y="7.36mm" draw:caption-point-x="-6.1mm" draw:caption-point-y="15.1mm">
              <dc:date>2015-09-15T00:00:00</dc:date>
              <text:p text:style-name="P1"><text:span text:style-name="T1">NS-1125</text:span></text:p>
            </office:annotation>
            <text:p>3.667 €</text:p>
          </table:table-cell>
          <table:table-cell table:style-name="ce69"/>
          <table:table-cell table:style-name="ce69" office:value-type="currency" office:currency="EUR" office:value="3938" calcext:value-type="currency">
            <office:annotation draw:style-name="gr1" draw:text-style-name="P2" svg:width="28.99mm" svg:height="5.96mm" svg:x="515.72mm" svg:y="7.36mm" draw:caption-point-x="-6.1mm" draw:caption-point-y="15.1mm">
              <dc:date>2015-09-15T00:00:00</dc:date>
              <text:p text:style-name="P1"><text:span text:style-name="T1">NS1147</text:span></text:p>
            </office:annotation>
            <text:p>3.938 €</text:p>
          </table:table-cell>
          <table:table-cell table:style-name="ce69"/>
          <table:table-cell table:style-name="ce73" table:number-columns-repeated="1012"/>
        </table:table-row>
        <table:table-row table:style-name="ro3">
          <table:table-cell/>
          <table:table-cell table:style-name="ce4" office:value-type="string" calcext:value-type="string">
            <text:p>Cinta de Malla de acero inoxidable 4000mm</text:p>
          </table:table-cell>
          <table:table-cell table:style-name="ce14" office:value-type="string" calcext:value-type="string">
            <text:p><text:s/>AR-EM-4000-800</text:p>
          </table:table-cell>
          <table:table-cell table:style-name="ce26" table:formula="of:=[.F6]*1.4" office:value-type="currency" office:currency="EUR" office:value="6615.84" calcext:value-type="currency">
            <text:p>6.616 €</text:p>
          </table:table-cell>
          <table:table-cell table:style-name="ce34" table:formula="of:=[.F6]*1.25" office:value-type="currency" office:currency="EUR" office:value="5907" calcext:value-type="currency">
            <text:p>5.907 €</text:p>
          </table:table-cell>
          <table:table-cell table:style-name="ce42" table:formula="of:=MAX([.G6];[.H6];[.I6];[.J6];[.K6];[.L6];[.M6];[.N6];[.O6])" office:value-type="currency" office:currency="EUR" office:value="4725.6" calcext:value-type="currency">
            <text:p>4.726 €</text:p>
          </table:table-cell>
          <table:table-cell table:style-name="ce54" table:formula="of:=[.F5]*1.2" office:value-type="currency" office:currency="EUR" office:value="4725.6" calcext:value-type="currency">
            <text:p>4.726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Calibrador de Cordones Fijos</text:p>
          </table:table-cell>
          <table:table-cell table:style-name="ce15" office:value-type="string" calcext:value-type="string">
            <text:p>AR-CC-FI</text:p>
          </table:table-cell>
          <table:table-cell table:style-name="ce27" table:formula="of:=[.F7]*1.4" office:value-type="currency" office:currency="EUR" office:value="6622" calcext:value-type="currency">
            <text:p>6.622 €</text:p>
          </table:table-cell>
          <table:table-cell table:style-name="ce35" table:formula="of:=[.F7]*1.25" office:value-type="currency" office:currency="EUR" office:value="5912.5" calcext:value-type="currency">
            <text:p>5.913 €</text:p>
          </table:table-cell>
          <table:table-cell table:style-name="ce43" table:formula="of:=MAX([.G7];[.H7];[.I7];[.J7];[.K7];[.L7];[.M7];[.N7];[.O7])" office:value-type="currency" office:currency="EUR" office:value="4730" calcext:value-type="currency">
            <text:p>4.730 €</text:p>
          </table:table-cell>
          <table:table-cell table:style-name="ce55"/>
          <table:table-cell office:value-type="currency" office:currency="EUR" office:value="4730" calcext:value-type="currency">
            <office:annotation draw:style-name="gr2" draw:text-style-name="P2" svg:width="28.99mm" svg:height="9.39mm" svg:x="438.31mm" svg:y="19.11mm" draw:caption-point-x="-6.1mm" draw:caption-point-y="15.1mm">
              <dc:date>2015-09-15T00:00:00</dc:date>
              <text:p text:style-name="P1"><text:span text:style-name="T1">NS-1111</text:span></text:p>
            </office:annotation>
            <text:p>4.730 €</text:p>
          </table:table-cell>
          <table:table-cell office:value-type="currency" office:currency="EUR" office:value="3455" calcext:value-type="currency">
            <office:annotation draw:style-name="gr1" draw:text-style-name="P2" svg:width="28.99mm" svg:height="5.96mm" svg:x="469.88mm" svg:y="19.11mm" draw:caption-point-x="-6.1mm" draw:caption-point-y="15.1mm">
              <dc:date>2015-09-15T00:00:00</dc:date>
              <text:p text:style-name="P1"><text:span text:style-name="T1">NS1126</text:span></text:p>
            </office:annotation>
            <text:p>3.455 €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Calibrador de Cordones Divergentes</text:p>
          </table:table-cell>
          <table:table-cell table:style-name="ce16" office:value-type="string" calcext:value-type="string">
            <text:p>AR-CC-DI</text:p>
          </table:table-cell>
          <table:table-cell table:style-name="ce28" table:formula="of:=[.F8]*1.4" office:value-type="currency" office:currency="EUR" office:value="0" calcext:value-type="currency">
            <text:p>0 €</text:p>
          </table:table-cell>
          <table:table-cell table:style-name="ce36" table:formula="of:=[.F8]*1.25" office:value-type="currency" office:currency="EUR" office:value="0" calcext:value-type="currency">
            <text:p>0 €</text:p>
          </table:table-cell>
          <table:table-cell table:style-name="ce44" table:formula="of:=MAX([.G8];[.H8];[.I8];[.J8];[.K8];[.L8];[.M8];[.N8];[.O8])" office:value-type="currency" office:currency="EUR" office:value="0" calcext:value-type="currency">
            <text:p>0 €</text:p>
          </table:table-cell>
          <table:table-cell table:style-name="ce56"/>
          <table:table-cell table:style-name="ce71" table:number-columns-repeated="5"/>
          <table:table-cell table:style-name="ce82" table:number-columns-repeated="1012"/>
        </table:table-row>
        <table:table-row table:style-name="ro1">
          <table:table-cell/>
          <table:table-cell table:style-name="ce7"/>
          <table:table-cell table:style-name="ce17"/>
          <table:table-cell table:style-name="ce29"/>
          <table:table-cell table:style-name="ce37"/>
          <table:table-cell table:style-name="ce45"/>
          <table:table-cell table:style-name="ce57"/>
          <table:table-cell table:style-name="ce72" table:number-columns-repeated="5"/>
          <table:table-cell table:style-name="ce83" table:number-columns-repeated="1012"/>
        </table:table-row>
        <table:table-row table:style-name="ro2">
          <table:table-cell/>
          <table:table-cell table:style-name="ce2" office:value-type="string" calcext:value-type="string">
            <text:p>Selección</text:p>
          </table:table-cell>
          <table:table-cell/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Cinta de Tría / Selección 4000x900 mm.</text:p>
          </table:table-cell>
          <table:table-cell table:style-name="ce13" office:value-type="string" calcext:value-type="string">
            <text:p>AR-TB-4000-900</text:p>
          </table:table-cell>
          <table:table-cell table:style-name="ce25" table:formula="of:=[.F11]*1.4" office:value-type="currency" office:currency="EUR" office:value="4188.24" calcext:value-type="currency">
            <text:p>4.188 €</text:p>
          </table:table-cell>
          <table:table-cell table:style-name="ce33" table:formula="of:=[.F11]*1.25" office:value-type="currency" office:currency="EUR" office:value="3739.5" calcext:value-type="currency">
            <text:p>3.740 €</text:p>
          </table:table-cell>
          <table:table-cell table:style-name="ce41" table:formula="of:=MAX([.G11];[.H11];[.I11];[.J10];[.K10];[.L10];[.M10];[.N10];[.O10])" office:value-type="currency" office:currency="EUR" office:value="2991.6" calcext:value-type="currency">
            <text:p>2.992 €</text:p>
          </table:table-cell>
          <table:table-cell table:style-name="ce58" table:formula="of:=[.F12]*1.2" office:value-type="currency" office:currency="EUR" office:value="2991.6" calcext:value-type="currency">
            <text:p>2.992 €</text:p>
          </table:table-cell>
          <table:table-cell table:style-name="ce73" table:number-columns-repeated="2"/>
          <table:table-cell table:style-name="ce69" table:number-columns-repeated="3"/>
          <table:table-cell table:style-name="ce73" table:number-columns-repeated="1012"/>
        </table:table-row>
        <table:table-row table:style-name="ro3">
          <table:table-cell/>
          <table:table-cell table:style-name="ce4" office:value-type="string" calcext:value-type="string">
            <text:p>Cinta de Tría / Selección 3000x900 mm.</text:p>
          </table:table-cell>
          <table:table-cell table:style-name="ce18" office:value-type="string" calcext:value-type="string">
            <text:p>AR-TB-3000-900</text:p>
          </table:table-cell>
          <table:table-cell table:style-name="ce26" table:formula="of:=[.F12]*1.4" office:value-type="currency" office:currency="EUR" office:value="3490.2" calcext:value-type="currency">
            <text:p>3.490 €</text:p>
          </table:table-cell>
          <table:table-cell table:style-name="ce34" table:formula="of:=[.F12]*1.25" office:value-type="currency" office:currency="EUR" office:value="3116.25" calcext:value-type="currency">
            <text:p>3.116 €</text:p>
          </table:table-cell>
          <table:table-cell table:style-name="ce42" table:formula="of:=MAX([.G12];[.H12];[.I12];[.J11];[.K11];[.L11];[.M11];[.N11];[.O11])" office:value-type="currency" office:currency="EUR" office:value="2493" calcext:value-type="currency">
            <text:p>2.493 €</text:p>
          </table:table-cell>
          <table:table-cell table:style-name="ce54"/>
          <table:table-cell table:style-name="ce70" office:value-type="currency" office:currency="EUR" office:value="1650" calcext:value-type="currency">
            <office:annotation draw:style-name="gr1" draw:text-style-name="P2" svg:width="28.99mm" svg:height="5.96mm" svg:x="438.31mm" svg:y="48.51mm" draw:caption-point-x="-6.1mm" draw:caption-point-y="15.1mm">
              <dc:date>2015-09-15T00:00:00</dc:date>
              <text:p text:style-name="P1"><text:span text:style-name="T1">NS-1112</text:span></text:p>
            </office:annotation>
            <text:p>1.650 €</text:p>
          </table:table-cell>
          <table:table-cell table:style-name="ce70" office:value-type="currency" office:currency="EUR" office:value="2493" calcext:value-type="currency">
            <office:annotation draw:style-name="gr1" draw:text-style-name="P2" svg:width="28.99mm" svg:height="5.96mm" svg:x="469.88mm" svg:y="48.51mm" draw:caption-point-x="-6.1mm" draw:caption-point-y="15.1mm">
              <dc:date>2015-09-15T00:00:00</dc:date>
              <text:p text:style-name="P1"><text:span text:style-name="T1">NS1127</text:span></text:p>
            </office:annotation>
            <text:p>2.493 €</text:p>
          </table:table-cell>
          <table:table-cell table:style-name="ce70" table:number-columns-repeated="3"/>
          <table:table-cell table:style-name="ce63" table:number-columns-repeated="1012"/>
        </table:table-row>
        <table:table-row table:style-name="ro3">
          <table:table-cell/>
          <table:table-cell table:style-name="ce7" office:value-type="string" calcext:value-type="string">
            <text:p>Cinta de Tría / Selección 2000x800 mm.</text:p>
          </table:table-cell>
          <table:table-cell table:style-name="ce15" office:value-type="string" calcext:value-type="string">
            <text:p>AR-TB-2000-900</text:p>
          </table:table-cell>
          <table:table-cell table:style-name="ce29" table:formula="of:=[.F13]*1.4" office:value-type="currency" office:currency="EUR" office:value="2378.6" calcext:value-type="currency">
            <text:p>2.379 €</text:p>
          </table:table-cell>
          <table:table-cell table:style-name="ce37" table:formula="of:=[.F13]*1.25" office:value-type="currency" office:currency="EUR" office:value="2123.75" calcext:value-type="currency">
            <text:p>2.124 €</text:p>
          </table:table-cell>
          <table:table-cell table:style-name="ce45" table:formula="of:=MAX([.G13];[.H13];[.I13];[.J13];[.K13];[.L13];[.M13];[.N13];[.O13])" office:value-type="currency" office:currency="EUR" office:value="1699" calcext:value-type="currency">
            <text:p>1.699 €</text:p>
          </table:table-cell>
          <table:table-cell table:style-name="ce57"/>
          <table:table-cell table:style-name="ce72" table:number-columns-repeated="3"/>
          <table:table-cell table:style-name="ce72" office:value-type="currency" office:currency="EUR" office:value="1699" calcext:value-type="currency">
            <office:annotation draw:style-name="gr1" draw:text-style-name="P2" svg:width="28.99mm" svg:height="5.96mm" svg:x="515.72mm" svg:y="54.39mm" draw:caption-point-x="-6.1mm" draw:caption-point-y="15.1mm">
              <dc:date>2015-09-15T00:00:00</dc:date>
              <text:p text:style-name="P1"><text:span text:style-name="T1">NS1149</text:span></text:p>
            </office:annotation>
            <text:p>1.699 €</text:p>
          </table:table-cell>
          <table:table-cell table:style-name="ce72"/>
          <table:table-cell table:style-name="ce83" table:number-columns-repeated="1012"/>
        </table:table-row>
        <table:table-row table:style-name="ro3">
          <table:table-cell/>
          <table:table-cell table:style-name="ce7" office:value-type="string" calcext:value-type="string">
            <text:p><text:span text:style-name="T2">Primus</text:span><text:span text:style-name="T3">TM</text:span><text:span text:style-name="T2"> B</text:span> – Equipo de Selección Automática<text:span text:style-name="T2"> </text:span>Cámara RGB (Buenos/Color)</text:p>
          </table:table-cell>
          <table:table-cell table:style-name="ce15" office:value-type="string" calcext:value-type="string">
            <text:p>AR-SEL-OPT</text:p>
          </table:table-cell>
          <table:table-cell table:style-name="ce29" table:formula="of:=[.F14]*1.1" office:value-type="currency" office:currency="EUR" office:value="83770.5" calcext:value-type="currency">
            <text:p>83.771 €</text:p>
          </table:table-cell>
          <table:table-cell table:style-name="ce37" table:formula="of:=[.F14]*1.25" office:value-type="currency" office:currency="EUR" office:value="95193.75" calcext:value-type="currency">
            <text:p>95.194 €</text:p>
          </table:table-cell>
          <table:table-cell table:style-name="ce46" office:value-type="currency" office:currency="EUR" office:value="76155" calcext:value-type="currency">
            <text:p>76.155 €</text:p>
          </table:table-cell>
          <table:table-cell table:style-name="ce59"/>
          <table:table-cell table:style-name="ce74" table:number-columns-repeated="5"/>
          <table:table-cell table:style-name="ce83" table:number-columns-repeated="1012"/>
        </table:table-row>
        <table:table-row table:style-name="ro3">
          <table:table-cell/>
          <table:table-cell table:style-name="ce4" office:value-type="string" calcext:value-type="string">
            <text:p> <text:span text:style-name="T2">Primus</text:span><text:span text:style-name="T3">TM</text:span><text:span text:style-name="T2"> L</text:span> – Equipo de Selección AutomáticaLáser (Buenos/Blandos)</text:p>
          </table:table-cell>
          <table:table-cell table:style-name="ce18" office:value-type="string" calcext:value-type="string">
            <text:p>AR-SEL-LAS</text:p>
          </table:table-cell>
          <table:table-cell table:style-name="ce26" table:formula="of:=[.F15]*1.1" office:value-type="currency" office:currency="EUR" office:value="105253.5" calcext:value-type="currency">
            <text:p>105.254 €</text:p>
          </table:table-cell>
          <table:table-cell table:style-name="ce34" table:formula="of:=[.F15]*1.25" office:value-type="currency" office:currency="EUR" office:value="119606.25" calcext:value-type="currency">
            <text:p>119.606 €</text:p>
          </table:table-cell>
          <table:table-cell table:style-name="ce47" office:value-type="currency" office:currency="EUR" office:value="95685" calcext:value-type="currency">
            <text:p>95.685 €</text:p>
          </table:table-cell>
          <table:table-cell table:style-name="ce60"/>
          <table:table-cell table:style-name="ce75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quipo de Selección Automática <text:span text:style-name="T2">Primus</text:span><text:span text:style-name="T3">TM</text:span> <text:span text:style-name="T2">D </text:span>– Cámara+Láser (Buenos/Color+Blandos)</text:p>
          </table:table-cell>
          <table:table-cell table:style-name="ce15" office:value-type="string" calcext:value-type="string">
            <text:p>AR-SEL-OPTLAS-2S</text:p>
          </table:table-cell>
          <table:table-cell table:style-name="ce27" table:formula="of:=[.F16]*1.1" office:value-type="currency" office:currency="EUR" office:value="133686.3" calcext:value-type="currency">
            <text:p>133.686 €</text:p>
          </table:table-cell>
          <table:table-cell table:style-name="ce35" table:formula="of:=[.F16]*1.25" office:value-type="currency" office:currency="EUR" office:value="151916.25" calcext:value-type="currency">
            <text:p>151.916 €</text:p>
          </table:table-cell>
          <table:table-cell table:style-name="ce48" office:value-type="currency" office:currency="EUR" office:value="121533" calcext:value-type="currency">
            <text:p>121.533 €</text:p>
          </table:table-cell>
          <table:table-cell table:style-name="ce61"/>
          <table:table-cell table:style-name="ce76" table:number-columns-repeated="5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Equipo de Selección Automática <text:span text:style-name="T2">Primus</text:span><text:span text:style-name="T3">TM</text:span> <text:span text:style-name="T2">Gemini </text:span>– Cámara+Láser (Buenos/Color/Blandos)</text:p>
          </table:table-cell>
          <table:table-cell table:style-name="ce18" office:value-type="string" calcext:value-type="string">
            <text:p>AR-SEL-OPTLAS-3S</text:p>
          </table:table-cell>
          <table:table-cell table:style-name="ce26" table:formula="of:=[.F17]*1.1" office:value-type="currency" office:currency="EUR" office:value="149575.8" calcext:value-type="currency">
            <text:p>149.576 €</text:p>
          </table:table-cell>
          <table:table-cell table:style-name="ce34" table:formula="of:=[.F17]*1.25" office:value-type="currency" office:currency="EUR" office:value="169972.5" calcext:value-type="currency">
            <text:p>169.973 €</text:p>
          </table:table-cell>
          <table:table-cell table:style-name="ce47" office:value-type="currency" office:currency="EUR" office:value="135978" calcext:value-type="currency">
            <text:p>135.978 €</text:p>
          </table:table-cell>
          <table:table-cell table:style-name="ce60"/>
          <table:table-cell table:style-name="ce75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etector avanzado de arándanos arrugados (ASD)</text:p>
          </table:table-cell>
          <table:table-cell table:style-name="ce15" office:value-type="string" calcext:value-type="string">
            <text:p>AR-AUX-02</text:p>
          </table:table-cell>
          <table:table-cell table:style-name="ce27" table:formula="of:=[.F18]*1.1" office:value-type="currency" office:currency="EUR" office:value="6050" calcext:value-type="currency">
            <text:p>6.050 €</text:p>
          </table:table-cell>
          <table:table-cell table:style-name="ce35" table:formula="of:=[.F18]*1.25" office:value-type="currency" office:currency="EUR" office:value="6875" calcext:value-type="currency">
            <text:p>6.875 €</text:p>
          </table:table-cell>
          <table:table-cell table:style-name="ce48" office:value-type="currency" office:currency="EUR" office:value="5500" calcext:value-type="currency">
            <text:p>5.500 €</text:p>
          </table:table-cell>
          <table:table-cell table:style-name="ce61"/>
          <table:table-cell table:style-name="ce76" table:number-columns-repeated="5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Unidad de enfriamiento auxiliar</text:p>
          </table:table-cell>
          <table:table-cell table:style-name="ce16" office:value-type="string" calcext:value-type="string">
            <text:p>AR-AUX-01</text:p>
          </table:table-cell>
          <table:table-cell table:style-name="ce28" table:formula="of:=[.F19]*1.1" office:value-type="currency" office:currency="EUR" office:value="4950" calcext:value-type="currency">
            <text:p>4.950 €</text:p>
          </table:table-cell>
          <table:table-cell table:style-name="ce36" table:formula="of:=[.F19]*1.25" office:value-type="currency" office:currency="EUR" office:value="5625" calcext:value-type="currency">
            <text:p>5.625 €</text:p>
          </table:table-cell>
          <table:table-cell table:style-name="ce49" office:value-type="currency" office:currency="EUR" office:value="4500" calcext:value-type="currency">
            <text:p>4.500 €</text:p>
          </table:table-cell>
          <table:table-cell table:style-name="ce62"/>
          <table:table-cell table:style-name="ce77" table:number-columns-repeated="5"/>
          <table:table-cell table:style-name="ce82" table:number-columns-repeated="1012"/>
        </table:table-row>
        <table:table-row table:style-name="ro1">
          <table:table-cell/>
          <table:table-cell table:style-name="ce5"/>
          <table:table-cell/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alibrado</text:p>
          </table:table-cell>
          <table:table-cell/>
          <table:table-cell table:style-name="ce27" table:formula="of:=[.F21]*1.4" office:value-type="currency" office:currency="EUR" office:value="0" calcext:value-type="currency">
            <text:p>0 €</text:p>
          </table:table-cell>
          <table:table-cell table:style-name="ce35"/>
          <table:table-cell table:style-name="ce43" table:formula="of:=MAX([.G21];[.H21];[.I21];[.J21];[.K21];[.L21];[.M21];[.N21];[.O21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Calibrador de Banda Perforada – 2 salidas con extrac. Automática</text:p>
          </table:table-cell>
          <table:table-cell table:style-name="ce13" office:value-type="string" calcext:value-type="string">
            <text:p>AR-CBP-2S</text:p>
          </table:table-cell>
          <table:table-cell table:style-name="ce25" table:formula="of:=[.F22]*1.4" office:value-type="currency" office:currency="EUR" office:value="7035" calcext:value-type="currency">
            <text:p>7.035 €</text:p>
          </table:table-cell>
          <table:table-cell table:style-name="ce33" table:formula="of:=[.F22]*1.25" office:value-type="currency" office:currency="EUR" office:value="6281.25" calcext:value-type="currency">
            <text:p>6.281 €</text:p>
          </table:table-cell>
          <table:table-cell table:style-name="ce41" table:formula="of:=MAX([.G22];[.H24];[.I22];[.J22];[.K22];[.L23];[.M23];[.N23];[.O23])" office:value-type="currency" office:currency="EUR" office:value="5025" calcext:value-type="currency">
            <text:p>5.025 €</text:p>
          </table:table-cell>
          <table:table-cell table:style-name="ce53"/>
          <table:table-cell table:style-name="ce73"/>
          <table:table-cell table:style-name="ce69"/>
          <table:table-cell table:style-name="ce69" office:value-type="currency" office:currency="EUR" office:value="5025" calcext:value-type="currency">
            <office:annotation draw:style-name="gr1" draw:text-style-name="P2" svg:width="28.99mm" svg:height="5.96mm" svg:x="493.15mm" svg:y="107.29mm" draw:caption-point-x="-6.1mm" draw:caption-point-y="15.1mm">
              <dc:date>2015-09-15T00:00:00</dc:date>
              <text:p text:style-name="P1"><text:span text:style-name="T1">NS1230</text:span></text:p>
            </office:annotation>
            <text:p>5.025 €</text:p>
          </table:table-cell>
          <table:table-cell table:style-name="ce69" office:value-type="currency" office:currency="EUR" office:value="3938" calcext:value-type="currency">
            <office:annotation draw:style-name="gr1" draw:text-style-name="P2" svg:width="28.99mm" svg:height="5.96mm" svg:x="515.72mm" svg:y="107.29mm" draw:caption-point-x="-6.1mm" draw:caption-point-y="15.1mm">
              <dc:date>2015-09-15T00:00:00</dc:date>
              <text:p text:style-name="P1"><text:span text:style-name="T1">NS1148</text:span></text:p>
            </office:annotation>
            <text:p>3.938 €</text:p>
          </table:table-cell>
          <table:table-cell table:style-name="ce69"/>
          <table:table-cell table:style-name="ce73" table:number-columns-repeated="1012"/>
        </table:table-row>
        <table:table-row table:style-name="ro3">
          <table:table-cell/>
          <table:table-cell table:style-name="ce4" office:value-type="string" calcext:value-type="string">
            <text:p>Calibrador de Banda Perforada – 2 salidas con extrac. Automática</text:p>
          </table:table-cell>
          <table:table-cell table:style-name="ce18" office:value-type="string" calcext:value-type="string">
            <text:p>AR-CBP-2S-TE</text:p>
          </table:table-cell>
          <table:table-cell table:style-name="ce26" table:formula="of:=[.F23]*1.4" office:value-type="currency" office:currency="EUR" office:value="15614.2" calcext:value-type="currency">
            <text:p>15.614 €</text:p>
          </table:table-cell>
          <table:table-cell table:style-name="ce34" table:formula="of:=[.F23]*1.25" office:value-type="currency" office:currency="EUR" office:value="13941.25" calcext:value-type="currency">
            <text:p>13.941 €</text:p>
          </table:table-cell>
          <table:table-cell table:style-name="ce42" table:formula="of:=MAX([.G23];[.H23];[.I23];[.J23];[.K23];[.L24];[.M24];[.N24];[.O24])" office:value-type="currency" office:currency="EUR" office:value="11153" calcext:value-type="currency">
            <text:p>11.153 €</text:p>
          </table:table-cell>
          <table:table-cell table:style-name="ce63" office:value-type="float" office:value="11153" calcext:value-type="float">
            <text:p>11153</text:p>
          </table:table-cell>
          <table:table-cell table:style-name="ce63" table:number-columns-repeated="4"/>
          <table:table-cell table:style-name="ce70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Calibrador de Banda Perforada – 3 salidas con extrac. Automática bidireccional</text:p>
          </table:table-cell>
          <table:table-cell table:style-name="ce15" office:value-type="string" calcext:value-type="string">
            <text:p>AR-CBP-3S</text:p>
          </table:table-cell>
          <table:table-cell table:style-name="ce27" table:formula="of:=[.F24]*1.4" office:value-type="currency" office:currency="EUR" office:value="7828.8" calcext:value-type="currency">
            <text:p>7.829 €</text:p>
          </table:table-cell>
          <table:table-cell table:style-name="ce35" table:formula="of:=[.F24]*1.25" office:value-type="currency" office:currency="EUR" office:value="6990" calcext:value-type="currency">
            <text:p>6.990 €</text:p>
          </table:table-cell>
          <table:table-cell table:style-name="ce43" table:formula="of:=MAX([.G24];[.H24];[.I24];[.J24];[.K24];[.L24];[.M24];[.N24];[.O24])" office:value-type="currency" office:currency="EUR" office:value="5592" calcext:value-type="currency">
            <text:p>5.592 €</text:p>
          </table:table-cell>
          <table:table-cell table:style-name="ce55"/>
          <table:table-cell office:value-type="currency" office:currency="EUR" office:value="4671" calcext:value-type="currency">
            <office:annotation draw:style-name="gr1" draw:text-style-name="P2" svg:width="28.99mm" svg:height="5.96mm" svg:x="438.31mm" svg:y="119.03mm" draw:caption-point-x="-6.1mm" draw:caption-point-y="15.1mm">
              <dc:date>2015-09-15T00:00:00</dc:date>
              <text:p text:style-name="P1"><text:span text:style-name="T1">NS-1114</text:span></text:p>
            </office:annotation>
            <text:p>4.671 €</text:p>
          </table:table-cell>
          <table:table-cell office:value-type="currency" office:currency="EUR" office:value="5592" calcext:value-type="currency">
            <office:annotation draw:style-name="gr1" draw:text-style-name="P2" svg:width="28.99mm" svg:height="5.96mm" svg:x="469.88mm" svg:y="119.03mm" draw:caption-point-x="-6.1mm" draw:caption-point-y="15.1mm">
              <dc:date>2015-09-15T00:00:00</dc:date>
              <text:p text:style-name="P1"><text:span text:style-name="T1">NS1128</text:span></text:p>
            </office:annotation>
            <text:p>5.592 €</text:p>
          </table:table-cell>
          <table:table-cell/>
          <table:table-cell table:style-name="ce76"/>
          <table:table-cell table:number-columns-repeated="1013"/>
        </table:table-row>
        <table:table-row table:style-name="ro1">
          <table:table-cell/>
          <table:table-cell table:style-name="ce4"/>
          <table:table-cell table:style-name="ce19" office:value-type="string" calcext:value-type="string">
            <text:p>AR-CBP-4S</text:p>
          </table:table-cell>
          <table:table-cell table:style-name="ce26" table:formula="of:=[.F25]*1.4" office:value-type="currency" office:currency="EUR" office:value="7828.8" calcext:value-type="currency">
            <text:p>7.829 €</text:p>
          </table:table-cell>
          <table:table-cell table:style-name="ce34" table:formula="of:=[.F25]*1.25" office:value-type="currency" office:currency="EUR" office:value="6990" calcext:value-type="currency">
            <text:p>6.990 €</text:p>
          </table:table-cell>
          <table:table-cell table:style-name="ce42" table:formula="of:=MAX([.G25];[.H25];[.I25];[.J25];[.K25];[.L25];[.M25];[.N25];[.O25])" office:value-type="currency" office:currency="EUR" office:value="5592" calcext:value-type="currency">
            <text:p>5.592 €</text:p>
          </table:table-cell>
          <table:table-cell table:style-name="ce54"/>
          <table:table-cell table:style-name="ce70" office:value-type="currency" office:currency="EUR" office:value="4671" calcext:value-type="currency">
            <office:annotation draw:style-name="gr1" draw:text-style-name="P2" svg:width="28.99mm" svg:height="5.96mm" svg:x="438.31mm" svg:y="124.91mm" draw:caption-point-x="-6.1mm" draw:caption-point-y="15.1mm">
              <dc:date>2015-09-15T00:00:00</dc:date>
              <text:p text:style-name="P1"><text:span text:style-name="T1">NS-1114</text:span></text:p>
            </office:annotation>
            <text:p>4.671 €</text:p>
          </table:table-cell>
          <table:table-cell table:style-name="ce70" office:value-type="currency" office:currency="EUR" office:value="5592" calcext:value-type="currency">
            <office:annotation draw:style-name="gr1" draw:text-style-name="P2" svg:width="28.99mm" svg:height="5.96mm" svg:x="469.88mm" svg:y="124.91mm" draw:caption-point-x="-6.1mm" draw:caption-point-y="15.1mm">
              <dc:date>2015-09-15T00:00:00</dc:date>
              <text:p text:style-name="P1"><text:span text:style-name="T1">NS1128</text:span></text:p>
            </office:annotation>
            <text:p>5.592 €</text:p>
          </table:table-cell>
          <table:table-cell table:style-name="ce70"/>
          <table:table-cell table:style-name="ce75"/>
          <table:table-cell table:style-name="ce70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Calibrador de Banda Perforada – 5 salidas con extrac. Automática bidireccional a envasadora o caja</text:p>
          </table:table-cell>
          <table:table-cell table:style-name="ce20" office:value-type="string" calcext:value-type="string">
            <text:p>AR-CBP-5S</text:p>
          </table:table-cell>
          <table:table-cell table:style-name="ce27" table:formula="of:=[.F26]*1.4" office:value-type="currency" office:currency="EUR" office:value="0" calcext:value-type="currency">
            <text:p>0 €</text:p>
          </table:table-cell>
          <table:table-cell table:style-name="ce35"/>
          <table:table-cell table:style-name="ce43"/>
          <table:table-cell table:style-name="ce55"/>
          <table:table-cell table:number-columns-repeated="3"/>
          <table:table-cell table:style-name="ce76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Calibrador de Banda Perforada – 5 salidas con extrac. Automática bidireccional a envasadora o caja</text:p>
          </table:table-cell>
          <table:table-cell table:style-name="ce18" office:value-type="string" calcext:value-type="string">
            <text:p>AR-CBP-5S-TE</text:p>
          </table:table-cell>
          <table:table-cell table:style-name="ce26" table:formula="of:=[.F27]*1.4" office:value-type="currency" office:currency="EUR" office:value="34279" calcext:value-type="currency">
            <text:p>34.279 €</text:p>
          </table:table-cell>
          <table:table-cell table:style-name="ce34" table:formula="of:=[.F27]*1.25" office:value-type="currency" office:currency="EUR" office:value="30606.25" calcext:value-type="currency">
            <text:p>30.606 €</text:p>
          </table:table-cell>
          <table:table-cell table:style-name="ce42" table:formula="of:=MAX([.G27];[.H27];[.I27];[.J27];[.K27];[.L27];[.M27];[.N27];[.O27])" office:value-type="currency" office:currency="EUR" office:value="24485" calcext:value-type="currency">
            <text:p>24.485 €</text:p>
          </table:table-cell>
          <table:table-cell table:style-name="ce54" office:value-type="currency" office:currency="EUR" office:value="24485" calcext:value-type="currency">
            <text:p>24.485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Grupo de salida final Calibrador, bidireccional con 1 salida.</text:p>
          </table:table-cell>
          <table:table-cell table:style-name="ce15" office:value-type="string" calcext:value-type="string">
            <text:p><text:s/>AR-CBP-FI1S</text:p>
          </table:table-cell>
          <table:table-cell table:style-name="ce27" table:formula="of:=[.F28]*1.4" office:value-type="currency" office:currency="EUR" office:value="4505.2" calcext:value-type="currency">
            <text:p>4.505 €</text:p>
          </table:table-cell>
          <table:table-cell table:style-name="ce35" table:formula="of:=[.F28]*1.25" office:value-type="currency" office:currency="EUR" office:value="4022.5" calcext:value-type="currency">
            <text:p>4.023 €</text:p>
          </table:table-cell>
          <table:table-cell table:style-name="ce43" table:formula="of:=MAX([.G28];[.H28];[.I28];[.J28];[.K28];[.L28];[.M28];[.N28];[.O28])" office:value-type="currency" office:currency="EUR" office:value="3218" calcext:value-type="currency">
            <text:p>3.218 €</text:p>
          </table:table-cell>
          <table:table-cell table:style-name="ce55" office:value-type="currency" office:currency="EUR" office:value="3218" calcext:value-type="currency">
            <text:p>3.218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Grupo de salida final Calibrador, bidireccional con 2 salida.</text:p>
          </table:table-cell>
          <table:table-cell table:style-name="ce18" office:value-type="string" calcext:value-type="string">
            <text:p><text:s/>AR-CBP-FI2S</text:p>
          </table:table-cell>
          <table:table-cell table:style-name="ce26" table:formula="of:=[.F29]*1.4" office:value-type="currency" office:currency="EUR" office:value="7655.2" calcext:value-type="currency">
            <text:p>7.655 €</text:p>
          </table:table-cell>
          <table:table-cell table:style-name="ce34" table:formula="of:=[.F29]*1.25" office:value-type="currency" office:currency="EUR" office:value="6835" calcext:value-type="currency">
            <text:p>6.835 €</text:p>
          </table:table-cell>
          <table:table-cell table:style-name="ce42" table:formula="of:=MAX([.G29];[.H29];[.I29];[.J29];[.K29];[.L29];[.M29];[.N29];[.O29])" office:value-type="currency" office:currency="EUR" office:value="5468" calcext:value-type="currency">
            <text:p>5.468 €</text:p>
          </table:table-cell>
          <table:table-cell table:style-name="ce54" office:value-type="currency" office:currency="EUR" office:value="5468" calcext:value-type="currency">
            <text:p>5.468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Transportador de reparto bidireccional para rechazo calibrador.</text:p>
          </table:table-cell>
          <table:table-cell table:style-name="ce15" office:value-type="string" calcext:value-type="string">
            <text:p>AR-CBP-CAJ</text:p>
          </table:table-cell>
          <table:table-cell table:style-name="ce27" table:formula="of:=[.F30]*1.4" office:value-type="currency" office:currency="EUR" office:value="7361.2" calcext:value-type="currency">
            <text:p>7.361 €</text:p>
          </table:table-cell>
          <table:table-cell table:style-name="ce35" table:formula="of:=[.F30]*1.25" office:value-type="currency" office:currency="EUR" office:value="6572.5" calcext:value-type="currency">
            <text:p>6.573 €</text:p>
          </table:table-cell>
          <table:table-cell table:style-name="ce43" table:formula="of:=MAX([.G30];[.H30];[.I30];[.J30];[.K30];[.L30];[.M30];[.N30];[.O30])" office:value-type="currency" office:currency="EUR" office:value="5258" calcext:value-type="currency">
            <text:p>5.258 €</text:p>
          </table:table-cell>
          <table:table-cell table:style-name="ce55" office:value-type="currency" office:currency="EUR" office:value="5258" calcext:value-type="currency">
            <text:p>5.258 €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8"/>
          <table:table-cell table:style-name="ce26" table:formula="of:=[.F31]*1.4" office:value-type="currency" office:currency="EUR" office:value="0" calcext:value-type="currency">
            <text:p>0 €</text:p>
          </table:table-cell>
          <table:table-cell table:style-name="ce34" table:formula="of:=[.F31]*1.25" office:value-type="currency" office:currency="EUR" office:value="0" calcext:value-type="currency">
            <text:p>0 €</text:p>
          </table:table-cell>
          <table:table-cell table:style-name="ce42" table:formula="of:=MAX([.G31];[.H31];[.I31];[.J31];[.K31];[.L31];[.M31];[.N31];[.O31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Banda Perforada Calibre Ø 10 mm.</text:p>
          </table:table-cell>
          <table:table-cell table:style-name="ce15" office:value-type="string" calcext:value-type="string">
            <text:p>AR-CBP-BP10</text:p>
          </table:table-cell>
          <table:table-cell table:style-name="ce27" table:formula="of:=[.F32]*1.4" office:value-type="currency" office:currency="EUR" office:value="541.8" calcext:value-type="currency">
            <text:p>542 €</text:p>
          </table:table-cell>
          <table:table-cell table:style-name="ce35" table:formula="of:=[.F32]*1.25" office:value-type="currency" office:currency="EUR" office:value="483.75" calcext:value-type="currency">
            <text:p>484 €</text:p>
          </table:table-cell>
          <table:table-cell table:style-name="ce43" table:formula="of:=MAX([.G32];[.H32];[.I32];[.J32];[.K32];[.L32];[.M32];[.N32];[.O32])" office:value-type="currency" office:currency="EUR" office:value="387" calcext:value-type="currency">
            <text:p>387 €</text:p>
          </table:table-cell>
          <table:table-cell table:style-name="ce55" office:value-type="currency" office:currency="EUR" office:value="387" calcext:value-type="currency">
            <text:p>387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nda Perforada Calibre Ø 12 mm.</text:p>
          </table:table-cell>
          <table:table-cell table:style-name="ce18" office:value-type="string" calcext:value-type="string">
            <text:p>AR-CBP-BP12</text:p>
          </table:table-cell>
          <table:table-cell table:style-name="ce26" table:formula="of:=[.F33]*1.4" office:value-type="currency" office:currency="EUR" office:value="509.6" calcext:value-type="currency">
            <text:p>510 €</text:p>
          </table:table-cell>
          <table:table-cell table:style-name="ce34" table:formula="of:=[.F33]*1.25" office:value-type="currency" office:currency="EUR" office:value="455" calcext:value-type="currency">
            <text:p>455 €</text:p>
          </table:table-cell>
          <table:table-cell table:style-name="ce42" table:formula="of:=MAX([.G33];[.H33];[.I33];[.J33];[.K33];[.L33];[.M33];[.N33];[.O33])" office:value-type="currency" office:currency="EUR" office:value="364" calcext:value-type="currency">
            <text:p>364 €</text:p>
          </table:table-cell>
          <table:table-cell table:style-name="ce54" office:value-type="currency" office:currency="EUR" office:value="364" calcext:value-type="currency">
            <text:p>364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Banda Perforada Calibre Ø 14 mm.</text:p>
          </table:table-cell>
          <table:table-cell table:style-name="ce15" office:value-type="string" calcext:value-type="string">
            <text:p>AR-CBP-BP14</text:p>
          </table:table-cell>
          <table:table-cell table:style-name="ce27" table:formula="of:=[.F34]*1.4" office:value-type="currency" office:currency="EUR" office:value="474.6" calcext:value-type="currency">
            <text:p>475 €</text:p>
          </table:table-cell>
          <table:table-cell table:style-name="ce35" table:formula="of:=[.F34]*1.25" office:value-type="currency" office:currency="EUR" office:value="423.75" calcext:value-type="currency">
            <text:p>424 €</text:p>
          </table:table-cell>
          <table:table-cell table:style-name="ce43" table:formula="of:=MAX([.G34];[.H34];[.I34];[.J34];[.K34];[.L34];[.M34];[.N34];[.O34])" office:value-type="currency" office:currency="EUR" office:value="339" calcext:value-type="currency">
            <text:p>339 €</text:p>
          </table:table-cell>
          <table:table-cell table:style-name="ce55" office:value-type="currency" office:currency="EUR" office:value="339" calcext:value-type="currency">
            <text:p>339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nda Perforada Calibre Ø 16 mm.</text:p>
          </table:table-cell>
          <table:table-cell table:style-name="ce18" office:value-type="string" calcext:value-type="string">
            <text:p>AR-CBP-BP16</text:p>
          </table:table-cell>
          <table:table-cell table:style-name="ce26" table:formula="of:=[.F35]*1.4" office:value-type="currency" office:currency="EUR" office:value="357" calcext:value-type="currency">
            <text:p>357 €</text:p>
          </table:table-cell>
          <table:table-cell table:style-name="ce34" table:formula="of:=[.F35]*1.25" office:value-type="currency" office:currency="EUR" office:value="318.75" calcext:value-type="currency">
            <text:p>319 €</text:p>
          </table:table-cell>
          <table:table-cell table:style-name="ce42" table:formula="of:=MAX([.G35];[.H35];[.I35];[.J35];[.K35];[.L35];[.M35];[.N35];[.O35])" office:value-type="currency" office:currency="EUR" office:value="255" calcext:value-type="currency">
            <text:p>255 €</text:p>
          </table:table-cell>
          <table:table-cell table:style-name="ce54" office:value-type="currency" office:currency="EUR" office:value="255" calcext:value-type="currency">
            <text:p>255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Banda Perforada Calibre Ø 18 mm.</text:p>
          </table:table-cell>
          <table:table-cell table:style-name="ce15" office:value-type="string" calcext:value-type="string">
            <text:p>AR-CBP-BP18</text:p>
          </table:table-cell>
          <table:table-cell table:style-name="ce27" table:formula="of:=[.F36]*1.4" office:value-type="currency" office:currency="EUR" office:value="326.2" calcext:value-type="currency">
            <text:p>326 €</text:p>
          </table:table-cell>
          <table:table-cell table:style-name="ce35" table:formula="of:=[.F36]*1.25" office:value-type="currency" office:currency="EUR" office:value="291.25" calcext:value-type="currency">
            <text:p>291 €</text:p>
          </table:table-cell>
          <table:table-cell table:style-name="ce43" table:formula="of:=MAX([.G36];[.H36];[.I36];[.J36];[.K36];[.L36];[.M36];[.N36];[.O36])" office:value-type="currency" office:currency="EUR" office:value="233" calcext:value-type="currency">
            <text:p>233 €</text:p>
          </table:table-cell>
          <table:table-cell table:style-name="ce55" office:value-type="currency" office:currency="EUR" office:value="233" calcext:value-type="currency">
            <text:p>233 €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Banda Perforada Calibre Ø 20 mm.</text:p>
          </table:table-cell>
          <table:table-cell table:style-name="ce16" office:value-type="string" calcext:value-type="string">
            <text:p>AR-CBP-BP20</text:p>
          </table:table-cell>
          <table:table-cell table:style-name="ce28" table:formula="of:=[.F37]*1.4" office:value-type="currency" office:currency="EUR" office:value="302.4" calcext:value-type="currency">
            <text:p>302 €</text:p>
          </table:table-cell>
          <table:table-cell table:style-name="ce36" table:formula="of:=[.F37]*1.25" office:value-type="currency" office:currency="EUR" office:value="270" calcext:value-type="currency">
            <text:p>270 €</text:p>
          </table:table-cell>
          <table:table-cell table:style-name="ce44" table:formula="of:=MAX([.G37];[.H37];[.I37];[.J37];[.K37];[.L37];[.M37];[.N37];[.O37])" office:value-type="currency" office:currency="EUR" office:value="216" calcext:value-type="currency">
            <text:p>216 €</text:p>
          </table:table-cell>
          <table:table-cell table:style-name="ce56" office:value-type="currency" office:currency="EUR" office:value="216" calcext:value-type="currency">
            <text:p>216 €</text:p>
          </table:table-cell>
          <table:table-cell table:style-name="ce71" table:number-columns-repeated="5"/>
          <table:table-cell table:style-name="ce82" table:number-columns-repeated="1012"/>
        </table:table-row>
        <table:table-row table:style-name="ro1">
          <table:table-cell table:number-columns-repeated="3"/>
          <table:table-cell table:style-name="ce27" table:formula="of:=[.F38]*1.4" office:value-type="currency" office:currency="EUR" office:value="0" calcext:value-type="currency">
            <text:p>0 €</text:p>
          </table:table-cell>
          <table:table-cell table:style-name="ce35" table:formula="of:=[.F38]*1.25" office:value-type="currency" office:currency="EUR" office:value="0" calcext:value-type="currency">
            <text:p>0 €</text:p>
          </table:table-cell>
          <table:table-cell table:style-name="ce43" table:formula="of:=MAX([.G38];[.H38];[.I38];[.J38];[.K38];[.L38];[.M38];[.N38];[.O38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nvasado</text:p>
          </table:table-cell>
          <table:table-cell/>
          <table:table-cell table:style-name="ce27" table:formula="of:=[.F39]*1.4" office:value-type="currency" office:currency="EUR" office:value="0" calcext:value-type="currency">
            <text:p>0 €</text:p>
          </table:table-cell>
          <table:table-cell table:style-name="ce35"/>
          <table:table-cell table:style-name="ce43" table:formula="of:=MAX([.G39];[.H39];[.I39];[.J39];[.K39];[.L39];[.M39];[.N39];[.O39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2"/>
          <table:table-cell table:style-name="ce76"/>
          <table:table-cell table:number-columns-repeated="1014"/>
        </table:table-row>
        <table:table-row table:style-name="ro3">
          <table:table-cell/>
          <table:table-cell table:style-name="ce3" office:value-type="string" calcext:value-type="string">
            <text:p>Grupo 2 Distribuidores Basculantes para Envasadora Automática 12 Cabezales Lineal</text:p>
          </table:table-cell>
          <table:table-cell table:style-name="ce13" office:value-type="string" calcext:value-type="string">
            <text:p>AR-DIS-1A</text:p>
          </table:table-cell>
          <table:table-cell table:style-name="ce25" table:formula="of:=[.F40]*1.4" office:value-type="currency" office:currency="EUR" office:value="30954" calcext:value-type="currency">
            <text:p>30.954 €</text:p>
          </table:table-cell>
          <table:table-cell table:style-name="ce33" table:formula="of:=[.F40]*1.25" office:value-type="currency" office:currency="EUR" office:value="27637.5" calcext:value-type="currency">
            <text:p>27.638 €</text:p>
          </table:table-cell>
          <table:table-cell table:style-name="ce41" table:formula="of:=MAX([.G40];[.H40];[.I40];[.J40];[.K40];[.L40];[.M40];[.N40];[.O40])" office:value-type="currency" office:currency="EUR" office:value="22110" calcext:value-type="currency">
            <text:p>22.110 €</text:p>
          </table:table-cell>
          <table:table-cell table:style-name="ce53" office:value-type="currency" office:currency="EUR" office:value="22110" calcext:value-type="currency">
            <text:p>22.110 €</text:p>
          </table:table-cell>
          <table:table-cell table:style-name="ce69" table:number-columns-repeated="2"/>
          <table:table-cell table:style-name="ce80"/>
          <table:table-cell table:style-name="ce69" table:number-columns-repeated="2"/>
          <table:table-cell table:style-name="ce73" table:number-columns-repeated="1012"/>
        </table:table-row>
        <table:table-row table:style-name="ro3">
          <table:table-cell/>
          <table:table-cell table:style-name="ce4" office:value-type="string" calcext:value-type="string">
            <text:p>Transportador de Elevación</text:p>
          </table:table-cell>
          <table:table-cell table:style-name="ce18" office:value-type="string" calcext:value-type="string">
            <text:p>AR-TBM-ELEV</text:p>
          </table:table-cell>
          <table:table-cell table:style-name="ce26" table:formula="of:=[.F41]*1.4" office:value-type="currency" office:currency="EUR" office:value="5404" calcext:value-type="currency">
            <text:p>5.404 €</text:p>
          </table:table-cell>
          <table:table-cell table:style-name="ce34" table:formula="of:=[.F41]*1.25" office:value-type="currency" office:currency="EUR" office:value="4825" calcext:value-type="currency">
            <text:p>4.825 €</text:p>
          </table:table-cell>
          <table:table-cell table:style-name="ce42" table:formula="of:=MAX([.G41];[.H41];[.I41];[.J41];[.K41];[.L41];[.M41];[.N41];[.O41])" office:value-type="currency" office:currency="EUR" office:value="3860" calcext:value-type="currency">
            <text:p>3.860 €</text:p>
          </table:table-cell>
          <table:table-cell table:style-name="ce54"/>
          <table:table-cell table:style-name="ce70" office:value-type="currency" office:currency="EUR" office:value="3860" calcext:value-type="currency">
            <office:annotation draw:style-name="gr1" draw:text-style-name="P2" svg:width="28.99mm" svg:height="5.96mm" svg:x="438.31mm" svg:y="217.76mm" draw:caption-point-x="-6.1mm" draw:caption-point-y="15.1mm">
              <dc:date>2015-09-15T00:00:00</dc:date>
              <text:p text:style-name="P1"><text:span text:style-name="T1">NS-1161</text:span></text:p>
            </office:annotation>
            <text:p>3.860 €</text:p>
          </table:table-cell>
          <table:table-cell table:style-name="ce70" office:value-type="currency" office:currency="EUR" office:value="3329" calcext:value-type="currency">
            <office:annotation draw:style-name="gr1" draw:text-style-name="P2" svg:width="28.99mm" svg:height="5.96mm" svg:x="469.88mm" svg:y="217.76mm" draw:caption-point-x="-6.1mm" draw:caption-point-y="15.1mm">
              <dc:date>2015-09-15T00:00:00</dc:date>
              <text:p text:style-name="P1"><text:span text:style-name="T1">NS1171</text:span></text:p>
            </office:annotation>
            <text:p>3.329 €</text:p>
          </table:table-cell>
          <table:table-cell table:style-name="ce75"/>
          <table:table-cell table:style-name="ce70" table:number-columns-repeated="2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osificador de Carga – Cinta Retráctil – 4 Cabezales</text:p>
          </table:table-cell>
          <table:table-cell table:style-name="ce15" office:value-type="string" calcext:value-type="string">
            <text:p>AR-DOS-RET-4C</text:p>
          </table:table-cell>
          <table:table-cell table:style-name="ce27" table:formula="of:=[.F42]*1.4" office:value-type="currency" office:currency="EUR" office:value="5460" calcext:value-type="currency">
            <text:p>5.460 €</text:p>
          </table:table-cell>
          <table:table-cell table:style-name="ce35" table:formula="of:=[.F42]*1.25" office:value-type="currency" office:currency="EUR" office:value="4875" calcext:value-type="currency">
            <text:p>4.875 €</text:p>
          </table:table-cell>
          <table:table-cell table:style-name="ce43" table:formula="of:=MAX([.G42];[.H42];[.I42];[.J42];[.K42];[.L42];[.M42];[.N42];[.O42])" office:value-type="currency" office:currency="EUR" office:value="3900" calcext:value-type="currency">
            <text:p>3.900 €</text:p>
          </table:table-cell>
          <table:table-cell table:style-name="ce64" office:value-type="float" office:value="3900" calcext:value-type="float">
            <text:p>3900</text:p>
          </table:table-cell>
          <table:table-cell table:style-name="ce76" table:number-columns-repeated="2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Dosificador de Carga – Cinta Retráctil – 6 Cabezales</text:p>
          </table:table-cell>
          <table:table-cell table:style-name="ce18" office:value-type="string" calcext:value-type="string">
            <text:p>AR-DOS-RET-6C</text:p>
          </table:table-cell>
          <table:table-cell table:style-name="ce26" table:formula="of:=[.F43]*1.4" office:value-type="currency" office:currency="EUR" office:value="5775" calcext:value-type="currency">
            <text:p>5.775 €</text:p>
          </table:table-cell>
          <table:table-cell table:style-name="ce34" table:formula="of:=[.F43]*1.25" office:value-type="currency" office:currency="EUR" office:value="5156.25" calcext:value-type="currency">
            <text:p>5.156 €</text:p>
          </table:table-cell>
          <table:table-cell table:style-name="ce42" table:formula="of:=MAX([.G43];[.H43];[.I43];[.J43];[.K43];[.L43];[.M43];[.N43];[.O43])" office:value-type="currency" office:currency="EUR" office:value="4125" calcext:value-type="currency">
            <text:p>4.125 €</text:p>
          </table:table-cell>
          <table:table-cell table:style-name="ce54"/>
          <table:table-cell table:style-name="ce70" office:value-type="currency" office:currency="EUR" office:value="4125" calcext:value-type="currency">
            <office:annotation draw:style-name="gr1" draw:text-style-name="P2" svg:width="28.99mm" svg:height="5.96mm" svg:x="438.31mm" svg:y="229.51mm" draw:caption-point-x="-6.1mm" draw:caption-point-y="15.1mm">
              <dc:date>2015-09-15T00:00:00</dc:date>
              <text:p text:style-name="P1"><text:span text:style-name="T1">NS-1119</text:span></text:p>
            </office:annotation>
            <text:p>4.125 €</text:p>
          </table:table-cell>
          <table:table-cell table:style-name="ce70" office:value-type="currency" office:currency="EUR" office:value="3951" calcext:value-type="currency">
            <office:annotation draw:style-name="gr1" draw:text-style-name="P2" svg:width="28.99mm" svg:height="5.96mm" svg:x="469.88mm" svg:y="229.51mm" draw:caption-point-x="-6.1mm" draw:caption-point-y="15.1mm">
              <dc:date>2015-09-15T00:00:00</dc:date>
              <text:p text:style-name="P1"><text:span text:style-name="T1">NS1129</text:span></text:p>
            </office:annotation>
            <text:p>3.951 €</text:p>
          </table:table-cell>
          <table:table-cell table:style-name="ce70" table:number-columns-repeated="3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osificador de Carga – Cinta Retráctil – 9 Cabezales</text:p>
          </table:table-cell>
          <table:table-cell table:style-name="ce15" office:value-type="string" calcext:value-type="string">
            <text:p>AR-DOS-RET-9C</text:p>
          </table:table-cell>
          <table:table-cell table:style-name="ce27" table:formula="of:=[.F44]*1.4" office:value-type="currency" office:currency="EUR" office:value="7228.2" calcext:value-type="currency">
            <text:p>7.228 €</text:p>
          </table:table-cell>
          <table:table-cell table:style-name="ce35" table:formula="of:=[.F44]*1.25" office:value-type="currency" office:currency="EUR" office:value="6453.75" calcext:value-type="currency">
            <text:p>6.454 €</text:p>
          </table:table-cell>
          <table:table-cell table:style-name="ce43" table:formula="of:=MAX([.G44];[.H44];[.I44];[.J44];[.K44];[.L44];[.M44];[.N44];[.O44])" office:value-type="currency" office:currency="EUR" office:value="5163" calcext:value-type="currency">
            <text:p>5.163 €</text:p>
          </table:table-cell>
          <table:table-cell table:style-name="ce55" office:value-type="currency" office:currency="EUR" office:value="5163" calcext:value-type="currency">
            <text:p>5.163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osificador de Carga – Cinta Retráctil – 12 Cabezales</text:p>
          </table:table-cell>
          <table:table-cell table:style-name="ce18" office:value-type="string" calcext:value-type="string">
            <text:p>AR-DOS-RET-12C</text:p>
          </table:table-cell>
          <table:table-cell table:style-name="ce26" table:formula="of:=[.F45]*1.4" office:value-type="currency" office:currency="EUR" office:value="8680" calcext:value-type="currency">
            <text:p>8.680 €</text:p>
          </table:table-cell>
          <table:table-cell table:style-name="ce34" table:formula="of:=[.F45]*1.25" office:value-type="currency" office:currency="EUR" office:value="7750" calcext:value-type="currency">
            <text:p>7.750 €</text:p>
          </table:table-cell>
          <table:table-cell table:style-name="ce42" table:formula="of:=MAX([.G45];[.H45];[.I45];[.J45];[.K45];[.L45];[.M45];[.N45];[.O45])" office:value-type="currency" office:currency="EUR" office:value="6200" calcext:value-type="currency">
            <text:p>6.200 €</text:p>
          </table:table-cell>
          <table:table-cell table:style-name="ce54" office:value-type="currency" office:currency="EUR" office:value="6200" calcext:value-type="currency">
            <text:p>6.20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1">
          <table:table-cell/>
          <table:table-cell table:style-name="ce5"/>
          <table:table-cell table:style-name="ce15"/>
          <table:table-cell table:style-name="ce27" table:formula="of:=[.F46]*1.4" office:value-type="currency" office:currency="EUR" office:value="0" calcext:value-type="currency">
            <text:p>0 €</text:p>
          </table:table-cell>
          <table:table-cell table:style-name="ce35" table:formula="of:=[.F46]*1.25" office:value-type="currency" office:currency="EUR" office:value="0" calcext:value-type="currency">
            <text:p>0 €</text:p>
          </table:table-cell>
          <table:table-cell table:style-name="ce43" table:formula="of:=MAX([.G46];[.H46];[.I46];[.J46];[.K46];[.L46];[.M46];[.N46];[.O46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nvasadora Automática 2 cabezales rotativa – Dosificación Electrónica</text:p>
          </table:table-cell>
          <table:table-cell table:style-name="ce18" office:value-type="string" calcext:value-type="string">
            <text:p>AR-DOS-2C-A-ROT</text:p>
          </table:table-cell>
          <table:table-cell table:style-name="ce26" table:formula="of:=[.F47]*1.4" office:value-type="currency" office:currency="EUR" office:value="25820.2" calcext:value-type="currency">
            <text:p>25.820 €</text:p>
          </table:table-cell>
          <table:table-cell table:style-name="ce34" table:formula="of:=[.F47]*1.25" office:value-type="currency" office:currency="EUR" office:value="23053.75" calcext:value-type="currency">
            <text:p>23.054 €</text:p>
          </table:table-cell>
          <table:table-cell table:style-name="ce42" table:formula="of:=MAX([.G47];[.H47];[.I47];[.J47];[.K47];[.L47];[.M47];[.N47];[.O47])" office:value-type="currency" office:currency="EUR" office:value="18443" calcext:value-type="currency">
            <text:p>18.443 €</text:p>
          </table:table-cell>
          <table:table-cell table:style-name="ce54" office:value-type="currency" office:currency="EUR" office:value="18443" calcext:value-type="currency">
            <text:p>18.443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Vasos - </text:p>
          </table:table-cell>
          <table:table-cell table:style-name="ce15" office:value-type="string" calcext:value-type="string">
            <text:p>AR-DOS-4C-VAS</text:p>
          </table:table-cell>
          <table:table-cell table:style-name="ce27" table:formula="of:=[.F48]*1.4" office:value-type="currency" office:currency="EUR" office:value="47250" calcext:value-type="currency">
            <text:p>47.250 €</text:p>
          </table:table-cell>
          <table:table-cell table:style-name="ce35" table:formula="of:=[.F48]*1.25" office:value-type="currency" office:currency="EUR" office:value="42187.5" calcext:value-type="currency">
            <text:p>42.188 €</text:p>
          </table:table-cell>
          <table:table-cell table:style-name="ce43" table:formula="of:=MAX([.G48];[.H48];[.I48];[.J48];[.K48];[.L48];[.M48];[.N48];[.O48])" office:value-type="currency" office:currency="EUR" office:value="33750" calcext:value-type="currency">
            <text:p>33.750 €</text:p>
          </table:table-cell>
          <table:table-cell table:style-name="ce55" office:value-type="currency" office:currency="EUR" office:value="33750" calcext:value-type="currency">
            <text:p>33.750 €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8"/>
          <table:table-cell table:style-name="ce26" table:formula="of:=[.F49]*1.4" office:value-type="currency" office:currency="EUR" office:value="0" calcext:value-type="currency">
            <text:p>0 €</text:p>
          </table:table-cell>
          <table:table-cell table:style-name="ce34" table:formula="of:=[.F49]*1.25" office:value-type="currency" office:currency="EUR" office:value="0" calcext:value-type="currency">
            <text:p>0 €</text:p>
          </table:table-cell>
          <table:table-cell table:style-name="ce42" table:formula="of:=MAX([.G49];[.H49];[.I49];[.J49];[.K49];[.L49];[.M49];[.N49];[.O49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4 cabezales – Dosificación Mecánica</text:p>
          </table:table-cell>
          <table:table-cell table:style-name="ce15" office:value-type="string" calcext:value-type="string">
            <text:p>AR-DOS-4C-M</text:p>
          </table:table-cell>
          <table:table-cell table:style-name="ce27" table:formula="of:=[.F50]*1.4" office:value-type="currency" office:currency="EUR" office:value="12040" calcext:value-type="currency">
            <text:p>12.040 €</text:p>
          </table:table-cell>
          <table:table-cell table:style-name="ce35" table:formula="of:=[.F50]*1.25" office:value-type="currency" office:currency="EUR" office:value="10750" calcext:value-type="currency">
            <text:p>10.750 €</text:p>
          </table:table-cell>
          <table:table-cell table:style-name="ce43" table:formula="of:=MAX([.G50];[.H50];[.I50];[.J50];[.K50];[.L50];[.M50];[.N50];[.O50])" office:value-type="currency" office:currency="EUR" office:value="8600" calcext:value-type="currency">
            <text:p>8.600 €</text:p>
          </table:table-cell>
          <table:table-cell table:style-name="ce55" office:value-type="currency" office:currency="EUR" office:value="8600" calcext:value-type="currency">
            <text:p>8.60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nvasadora Automática 6 cabezales – Dosificación Mecánica</text:p>
          </table:table-cell>
          <table:table-cell table:style-name="ce18" office:value-type="string" calcext:value-type="string">
            <text:p>AR-DOS-6C-M</text:p>
          </table:table-cell>
          <table:table-cell table:style-name="ce26" table:formula="of:=[.F51]*1.4" office:value-type="currency" office:currency="EUR" office:value="16900.8" calcext:value-type="currency">
            <text:p>16.901 €</text:p>
          </table:table-cell>
          <table:table-cell table:style-name="ce34" table:formula="of:=[.F51]*1.25" office:value-type="currency" office:currency="EUR" office:value="15090" calcext:value-type="currency">
            <text:p>15.090 €</text:p>
          </table:table-cell>
          <table:table-cell table:style-name="ce42" table:formula="of:=MAX([.G51];[.H51];[.I51];[.J51];[.K51];[.L51];[.M51];[.N51];[.O51])" office:value-type="currency" office:currency="EUR" office:value="12072" calcext:value-type="currency">
            <text:p>12.072 €</text:p>
          </table:table-cell>
          <table:table-cell table:style-name="ce54"/>
          <table:table-cell table:style-name="ce70" office:value-type="currency" office:currency="EUR" office:value="12072" calcext:value-type="currency">
            <office:annotation draw:style-name="gr1" draw:text-style-name="P2" svg:width="28.99mm" svg:height="5.96mm" svg:x="438.31mm" svg:y="275.33mm" draw:caption-point-x="-6.1mm" draw:caption-point-y="15.1mm">
              <dc:date>2015-09-15T00:00:00</dc:date>
              <text:p text:style-name="P1"><text:span text:style-name="T1">NS-1116</text:span></text:p>
            </office:annotation>
            <text:p>12.072 €</text:p>
          </table:table-cell>
          <table:table-cell table:style-name="ce70" table:number-columns-repeated="4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8 cabezales – Dosificación Mecánica</text:p>
          </table:table-cell>
          <table:table-cell table:style-name="ce15" office:value-type="string" calcext:value-type="string">
            <text:p>AR-DOS-8C-M</text:p>
          </table:table-cell>
          <table:table-cell table:style-name="ce27" table:formula="of:=[.F52]*1.4" office:value-type="currency" office:currency="EUR" office:value="0" calcext:value-type="currency">
            <text:p>0 €</text:p>
          </table:table-cell>
          <table:table-cell table:style-name="ce35" table:formula="of:=[.F52]*1.25" office:value-type="currency" office:currency="EUR" office:value="0" calcext:value-type="currency">
            <text:p>0 €</text:p>
          </table:table-cell>
          <table:table-cell table:style-name="ce43" table:formula="of:=MAX([.G52];[.H52];[.I52];[.J52];[.K52];[.L52];[.M52];[.N52];[.O52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nvasadora Automática 9 cabezales – Dosificación Mecánica</text:p>
          </table:table-cell>
          <table:table-cell table:style-name="ce18" office:value-type="string" calcext:value-type="string">
            <text:p>AR-DOS-9C-M</text:p>
          </table:table-cell>
          <table:table-cell table:style-name="ce26" table:formula="of:=[.F53]*1.4" office:value-type="currency" office:currency="EUR" office:value="25351.2" calcext:value-type="currency">
            <text:p>25.351 €</text:p>
          </table:table-cell>
          <table:table-cell table:style-name="ce34" table:formula="of:=[.F53]*1.25" office:value-type="currency" office:currency="EUR" office:value="22635" calcext:value-type="currency">
            <text:p>22.635 €</text:p>
          </table:table-cell>
          <table:table-cell table:style-name="ce42" table:formula="of:=MAX([.G53];[.H53];[.I53];[.J53];[.K53];[.L53];[.M53];[.N53];[.O53])" office:value-type="currency" office:currency="EUR" office:value="18108" calcext:value-type="currency">
            <text:p>18.108 €</text:p>
          </table:table-cell>
          <table:table-cell table:style-name="ce54" table:formula="of:=[.F51]*1.5" office:value-type="currency" office:currency="EUR" office:value="18108" calcext:value-type="currency">
            <text:p>18.108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12 cabezales – Dosificación Mecánica</text:p>
          </table:table-cell>
          <table:table-cell table:style-name="ce15" office:value-type="string" calcext:value-type="string">
            <text:p>AR-DOS-12C-M</text:p>
          </table:table-cell>
          <table:table-cell table:style-name="ce27" table:formula="of:=[.F54]*1.4" office:value-type="currency" office:currency="EUR" office:value="0" calcext:value-type="currency">
            <text:p>0 €</text:p>
          </table:table-cell>
          <table:table-cell table:style-name="ce35" table:formula="of:=[.F54]*1.25" office:value-type="currency" office:currency="EUR" office:value="0" calcext:value-type="currency">
            <text:p>0 €</text:p>
          </table:table-cell>
          <table:table-cell table:style-name="ce43" table:formula="of:=MAX([.G54];[.H54];[.I54];[.J54];[.K54];[.L54];[.M54];[.N54];[.O54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1">
          <table:table-cell/>
          <table:table-cell table:style-name="ce4"/>
          <table:table-cell table:style-name="ce18"/>
          <table:table-cell table:style-name="ce26" table:formula="of:=[.F55]*1.4" office:value-type="currency" office:currency="EUR" office:value="0" calcext:value-type="currency">
            <text:p>0 €</text:p>
          </table:table-cell>
          <table:table-cell table:style-name="ce34" table:formula="of:=[.F55]*1.25" office:value-type="currency" office:currency="EUR" office:value="0" calcext:value-type="currency">
            <text:p>0 €</text:p>
          </table:table-cell>
          <table:table-cell table:style-name="ce42" table:formula="of:=MAX([.G55];[.H55];[.I55];[.J55];[.K55];[.L55];[.M55];[.N55];[.O55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4 cabezales – Dosificación Híbrida</text:p>
          </table:table-cell>
          <table:table-cell table:style-name="ce15" office:value-type="string" calcext:value-type="string">
            <text:p>AR-DOS-4C-H</text:p>
          </table:table-cell>
          <table:table-cell table:style-name="ce27" table:formula="of:=[.F56]*1.4" office:value-type="currency" office:currency="EUR" office:value="20776" calcext:value-type="currency">
            <text:p>20.776 €</text:p>
          </table:table-cell>
          <table:table-cell table:style-name="ce35" table:formula="of:=[.F56]*1.25" office:value-type="currency" office:currency="EUR" office:value="18550" calcext:value-type="currency">
            <text:p>18.550 €</text:p>
          </table:table-cell>
          <table:table-cell table:style-name="ce43" table:formula="of:=MAX([.G56];[.H56];[.I56];[.J56];[.K56];[.L56];[.M56];[.N56];[.O56])" office:value-type="currency" office:currency="EUR" office:value="14840" calcext:value-type="currency">
            <text:p>14.840 €</text:p>
          </table:table-cell>
          <table:table-cell table:style-name="ce55" office:value-type="currency" office:currency="EUR" office:value="14840" calcext:value-type="currency">
            <text:p>14.84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nvasadora Automática 6 cabezales – Dosificación Híbrida</text:p>
          </table:table-cell>
          <table:table-cell table:style-name="ce18" office:value-type="string" calcext:value-type="string">
            <text:p>AR-DOS-6C-H</text:p>
          </table:table-cell>
          <table:table-cell table:style-name="ce26" table:formula="of:=[.F57]*1.4" office:value-type="currency" office:currency="EUR" office:value="30004.8" calcext:value-type="currency">
            <text:p>30.005 €</text:p>
          </table:table-cell>
          <table:table-cell table:style-name="ce34" table:formula="of:=[.F57]*1.25" office:value-type="currency" office:currency="EUR" office:value="26790" calcext:value-type="currency">
            <text:p>26.790 €</text:p>
          </table:table-cell>
          <table:table-cell table:style-name="ce42" table:formula="of:=MAX([.G57];[.H57];[.I57];[.J57];[.K57];[.L57];[.M57];[.N57];[.O57])" office:value-type="currency" office:currency="EUR" office:value="21432" calcext:value-type="currency">
            <text:p>21.432 €</text:p>
          </table:table-cell>
          <table:table-cell table:style-name="ce54" office:value-type="currency" office:currency="EUR" office:value="21432" calcext:value-type="currency">
            <text:p>21.432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8 cabezales – Dosificación Híbrida</text:p>
          </table:table-cell>
          <table:table-cell table:style-name="ce15" office:value-type="string" calcext:value-type="string">
            <text:p>AR-DOS-8C-H</text:p>
          </table:table-cell>
          <table:table-cell table:style-name="ce27" table:formula="of:=[.F58]*1.4" office:value-type="currency" office:currency="EUR" office:value="0" calcext:value-type="currency">
            <text:p>0 €</text:p>
          </table:table-cell>
          <table:table-cell table:style-name="ce35" table:formula="of:=[.F58]*1.25" office:value-type="currency" office:currency="EUR" office:value="0" calcext:value-type="currency">
            <text:p>0 €</text:p>
          </table:table-cell>
          <table:table-cell table:style-name="ce43" table:formula="of:=MAX([.G58];[.H58];[.I58];[.J58];[.K58];[.L58];[.M58];[.N58];[.O58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nvasadora Automática 12 cabezales – Dosificación Híbrida</text:p>
          </table:table-cell>
          <table:table-cell table:style-name="ce18" office:value-type="string" calcext:value-type="string">
            <text:p>AR-DOS-12C-H</text:p>
          </table:table-cell>
          <table:table-cell table:style-name="ce26" table:formula="of:=[.F59]*1.4" office:value-type="currency" office:currency="EUR" office:value="0" calcext:value-type="currency">
            <text:p>0 €</text:p>
          </table:table-cell>
          <table:table-cell table:style-name="ce34" table:formula="of:=[.F59]*1.25" office:value-type="currency" office:currency="EUR" office:value="0" calcext:value-type="currency">
            <text:p>0 €</text:p>
          </table:table-cell>
          <table:table-cell table:style-name="ce42" table:formula="of:=MAX([.G59];[.H59];[.I59];[.J59];[.K59];[.L59];[.M59];[.N59];[.O59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1">
          <table:table-cell/>
          <table:table-cell table:style-name="ce5"/>
          <table:table-cell table:style-name="ce15"/>
          <table:table-cell table:style-name="ce27" table:formula="of:=[.F60]*1.4" office:value-type="currency" office:currency="EUR" office:value="0" calcext:value-type="currency">
            <text:p>0 €</text:p>
          </table:table-cell>
          <table:table-cell table:style-name="ce35" table:formula="of:=[.F60]*1.25" office:value-type="currency" office:currency="EUR" office:value="0" calcext:value-type="currency">
            <text:p>0 €</text:p>
          </table:table-cell>
          <table:table-cell table:style-name="ce43" table:formula="of:=MAX([.G60];[.H60];[.I60];[.J60];[.K60];[.L60];[.M60];[.N60];[.O60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nvasadora Automática 4 Cabezales – Dosificación Eléctrónica</text:p>
          </table:table-cell>
          <table:table-cell table:style-name="ce15" office:value-type="string" calcext:value-type="string">
            <text:p>AR-DOS-4C-E</text:p>
          </table:table-cell>
          <table:table-cell table:style-name="ce26" table:formula="of:=[.F61]*1.4" office:value-type="currency" office:currency="EUR" office:value="59756.2" calcext:value-type="currency">
            <text:p>59.756 €</text:p>
          </table:table-cell>
          <table:table-cell table:style-name="ce34" table:formula="of:=[.F61]*1.25" office:value-type="currency" office:currency="EUR" office:value="53353.75" calcext:value-type="currency">
            <text:p>53.354 €</text:p>
          </table:table-cell>
          <table:table-cell table:style-name="ce42" table:formula="of:=MAX([.G61];[.H61];[.I61];[.J61];[.K61];[.L61];[.M61];[.N61];[.O61])" office:value-type="currency" office:currency="EUR" office:value="42683" calcext:value-type="currency">
            <text:p>42.683 €</text:p>
          </table:table-cell>
          <table:table-cell table:style-name="ce54" office:value-type="currency" office:currency="EUR" office:value="42683" calcext:value-type="currency">
            <text:p>42.683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6 Cabezales – Dosificación Eléctrónica</text:p>
          </table:table-cell>
          <table:table-cell table:style-name="ce18" office:value-type="string" calcext:value-type="string">
            <text:p>AR-DOS-6C-E</text:p>
          </table:table-cell>
          <table:table-cell table:style-name="ce27" table:formula="of:=[.F62]*1.4" office:value-type="currency" office:currency="EUR" office:value="74666.2" calcext:value-type="currency">
            <text:p>74.666 €</text:p>
          </table:table-cell>
          <table:table-cell table:style-name="ce35" table:formula="of:=[.F62]*1.25" office:value-type="currency" office:currency="EUR" office:value="66666.25" calcext:value-type="currency">
            <text:p>66.666 €</text:p>
          </table:table-cell>
          <table:table-cell table:style-name="ce43" table:formula="of:=MAX([.G62];[.H62];[.I62];[.J62];[.K62];[.L62];[.M62];[.N62];[.O62])" office:value-type="currency" office:currency="EUR" office:value="53333" calcext:value-type="currency">
            <text:p>53.333 €</text:p>
          </table:table-cell>
          <table:table-cell table:style-name="ce55" office:value-type="currency" office:currency="EUR" office:value="53333" calcext:value-type="currency">
            <text:p>53.333 €</text:p>
          </table:table-cell>
          <table:table-cell/>
          <table:table-cell>
            <office:annotation draw:style-name="gr1" draw:text-style-name="P2" svg:width="28.99mm" svg:height="5.96mm" svg:x="469.88mm" svg:y="337.63mm" draw:caption-point-x="-6.1mm" draw:caption-point-y="16.25mm">
              <dc:date>2015-09-15T00:00:00</dc:date>
              <text:p text:style-name="P1"><text:span text:style-name="T1">NS1136</text:span></text:p>
            </office:annotation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Envasadora Automática 8 Cabezales – Dosificación Eléctrónica</text:p>
          </table:table-cell>
          <table:table-cell table:style-name="ce15" office:value-type="string" calcext:value-type="string">
            <text:p>AR-DOS-8C-E</text:p>
          </table:table-cell>
          <table:table-cell table:style-name="ce26" table:formula="of:=[.F63]*1.4" office:value-type="currency" office:currency="EUR" office:value="87948" calcext:value-type="currency">
            <text:p>87.948 €</text:p>
          </table:table-cell>
          <table:table-cell table:style-name="ce34" table:formula="of:=[.F63]*1.25" office:value-type="currency" office:currency="EUR" office:value="78525" calcext:value-type="currency">
            <text:p>78.525 €</text:p>
          </table:table-cell>
          <table:table-cell table:style-name="ce42" table:formula="of:=MAX([.G63];[.H63];[.I63];[.J63];[.K63];[.L63];[.M63];[.N63];[.O63])" office:value-type="currency" office:currency="EUR" office:value="62820" calcext:value-type="currency">
            <text:p>62.820 €</text:p>
          </table:table-cell>
          <table:table-cell table:style-name="ce54" office:value-type="currency" office:currency="EUR" office:value="62820" calcext:value-type="currency">
            <text:p>62.82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12 Cabezales – Dosificación Eléctrónica</text:p>
          </table:table-cell>
          <table:table-cell table:style-name="ce18" office:value-type="string" calcext:value-type="string">
            <text:p>AR-DOS-12C-E</text:p>
          </table:table-cell>
          <table:table-cell table:style-name="ce27" table:formula="of:=[.F64]*1.4" office:value-type="currency" office:currency="EUR" office:value="125181" calcext:value-type="currency">
            <text:p>125.181 €</text:p>
          </table:table-cell>
          <table:table-cell table:style-name="ce35" table:formula="of:=[.F64]*1.25" office:value-type="currency" office:currency="EUR" office:value="111768.75" calcext:value-type="currency">
            <text:p>111.769 €</text:p>
          </table:table-cell>
          <table:table-cell table:style-name="ce43" table:formula="of:=MAX([.G64];[.H64];[.I64];[.J64];[.K64];[.L64];[.M64];[.N64];[.O64])" office:value-type="currency" office:currency="EUR" office:value="89415" calcext:value-type="currency">
            <text:p>89.415 €</text:p>
          </table:table-cell>
          <table:table-cell table:style-name="ce55" office:value-type="currency" office:currency="EUR" office:value="89415" calcext:value-type="currency">
            <text:p>89.415 €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8"/>
          <table:table-cell table:style-name="ce26" table:formula="of:=[.F65]*1.4" office:value-type="currency" office:currency="EUR" office:value="0" calcext:value-type="currency">
            <text:p>0 €</text:p>
          </table:table-cell>
          <table:table-cell table:style-name="ce34" table:formula="of:=[.F65]*1.25" office:value-type="currency" office:currency="EUR" office:value="0" calcext:value-type="currency">
            <text:p>0 €</text:p>
          </table:table-cell>
          <table:table-cell table:style-name="ce42" table:formula="of:=MAX([.G65];[.H65];[.I65];[.J65];[.K65];[.L65];[.M65];[.N65];[.O65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nvasadora Automática 10 Cabezales – Dosificación Asociativa</text:p>
          </table:table-cell>
          <table:table-cell table:style-name="ce15" office:value-type="string" calcext:value-type="string">
            <text:p>AR-DOS-10C-ASOC</text:p>
          </table:table-cell>
          <table:table-cell table:style-name="ce27" table:formula="of:=[.F66]*1.4" office:value-type="currency" office:currency="EUR" office:value="0" calcext:value-type="currency">
            <text:p>0 €</text:p>
          </table:table-cell>
          <table:table-cell table:style-name="ce35" table:formula="of:=[.F66]*1.25" office:value-type="currency" office:currency="EUR" office:value="0" calcext:value-type="currency">
            <text:p>0 €</text:p>
          </table:table-cell>
          <table:table-cell table:style-name="ce43" table:formula="of:=MAX([.G66];[.H66];[.I66];[.J66];[.K66];[.L66];[.M66];[.N66];[.O66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nvasadora Automática 14 Cabezales – Dosificación Asociativa</text:p>
          </table:table-cell>
          <table:table-cell table:style-name="ce18" office:value-type="string" calcext:value-type="string">
            <text:p>AR-DOS-14C-ASOC</text:p>
          </table:table-cell>
          <table:table-cell table:style-name="ce26" table:formula="of:=[.F67]*1.4" office:value-type="currency" office:currency="EUR" office:value="47775" calcext:value-type="currency">
            <text:p>47.775 €</text:p>
          </table:table-cell>
          <table:table-cell table:style-name="ce34" table:formula="of:=[.F67]*1.25" office:value-type="currency" office:currency="EUR" office:value="42656.25" calcext:value-type="currency">
            <text:p>42.656 €</text:p>
          </table:table-cell>
          <table:table-cell table:style-name="ce42" table:formula="of:=MAX([.G67];[.H67];[.I67];[.J67];[.K67];[.L67];[.M67];[.N67];[.O67])" office:value-type="currency" office:currency="EUR" office:value="34125" calcext:value-type="currency">
            <text:p>34.125 €</text:p>
          </table:table-cell>
          <table:table-cell table:style-name="ce54" office:value-type="currency" office:currency="EUR" office:value="34125" calcext:value-type="currency">
            <text:p>34.125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Carro de alimentación envasadora asociativa – 1 Descarga Fija</text:p>
          </table:table-cell>
          <table:table-cell table:style-name="ce15" office:value-type="string" calcext:value-type="string">
            <text:p>AR-CAE-1DF</text:p>
          </table:table-cell>
          <table:table-cell table:style-name="ce27" table:formula="of:=[.F68]*1.4" office:value-type="currency" office:currency="EUR" office:value="31500" calcext:value-type="currency">
            <text:p>31.500 €</text:p>
          </table:table-cell>
          <table:table-cell table:style-name="ce35" table:formula="of:=[.F68]*1.25" office:value-type="currency" office:currency="EUR" office:value="28125" calcext:value-type="currency">
            <text:p>28.125 €</text:p>
          </table:table-cell>
          <table:table-cell table:style-name="ce43" table:formula="of:=MAX([.G68];[.H68];[.I68];[.J68];[.K68];[.L68];[.M68];[.N68];[.O68])" office:value-type="currency" office:currency="EUR" office:value="22500" calcext:value-type="currency">
            <text:p>22.500 €</text:p>
          </table:table-cell>
          <table:table-cell table:style-name="ce55" office:value-type="currency" office:currency="EUR" office:value="22500" calcext:value-type="currency">
            <text:p>22.50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Carro de alimentación envasadora asociativa – 1 Descarga móvil con acompañamiento</text:p>
          </table:table-cell>
          <table:table-cell table:style-name="ce18" office:value-type="string" calcext:value-type="string">
            <text:p>AR-CAE-1DM</text:p>
          </table:table-cell>
          <table:table-cell table:style-name="ce26" table:formula="of:=[.F69]*1.4" office:value-type="currency" office:currency="EUR" office:value="47250" calcext:value-type="currency">
            <text:p>47.250 €</text:p>
          </table:table-cell>
          <table:table-cell table:style-name="ce34" table:formula="of:=[.F69]*1.25" office:value-type="currency" office:currency="EUR" office:value="42187.5" calcext:value-type="currency">
            <text:p>42.188 €</text:p>
          </table:table-cell>
          <table:table-cell table:style-name="ce42" table:formula="of:=MAX([.G69];[.H69];[.I69];[.J69];[.K69];[.L69];[.M69];[.N69];[.O69])" office:value-type="currency" office:currency="EUR" office:value="33750" calcext:value-type="currency">
            <text:p>33.750 €</text:p>
          </table:table-cell>
          <table:table-cell table:style-name="ce54" office:value-type="currency" office:currency="EUR" office:value="33750" calcext:value-type="currency">
            <text:p>33.75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Carro de alimentación envasadora asociativa – 2 Descargas móvil</text:p>
          </table:table-cell>
          <table:table-cell table:style-name="ce15" office:value-type="string" calcext:value-type="string">
            <text:p>AR-CAE-2DM</text:p>
          </table:table-cell>
          <table:table-cell table:style-name="ce27" table:formula="of:=[.F70]*1.4" office:value-type="currency" office:currency="EUR" office:value="34650" calcext:value-type="currency">
            <text:p>34.650 €</text:p>
          </table:table-cell>
          <table:table-cell table:style-name="ce35" table:formula="of:=[.F70]*1.25" office:value-type="currency" office:currency="EUR" office:value="30937.5" calcext:value-type="currency">
            <text:p>30.938 €</text:p>
          </table:table-cell>
          <table:table-cell table:style-name="ce43" table:formula="of:=MAX([.G70];[.H70];[.I70];[.J70];[.K70];[.L70];[.M70];[.N70];[.O70])" office:value-type="currency" office:currency="EUR" office:value="24750" calcext:value-type="currency">
            <text:p>24.750 €</text:p>
          </table:table-cell>
          <table:table-cell table:style-name="ce55" office:value-type="currency" office:currency="EUR" office:value="24750" calcext:value-type="currency">
            <text:p>24.750 €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8"/>
          <table:table-cell table:style-name="ce26" table:formula="of:=[.F71]*1.4" office:value-type="currency" office:currency="EUR" office:value="0" calcext:value-type="currency">
            <text:p>0 €</text:p>
          </table:table-cell>
          <table:table-cell table:style-name="ce34" table:formula="of:=[.F71]*1.25" office:value-type="currency" office:currency="EUR" office:value="0" calcext:value-type="currency">
            <text:p>0 €</text:p>
          </table:table-cell>
          <table:table-cell table:style-name="ce42" table:formula="of:=MAX([.G71];[.H71];[.I71];[.J71];[.K71];[.L71];[.M71];[.N71];[.O71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quipo Compacto con envasadora 4 cabezales y dosif. Mecánica</text:p>
          </table:table-cell>
          <table:table-cell table:style-name="ce15" office:value-type="string" calcext:value-type="string">
            <text:p>AR-GC-MI-4CM</text:p>
          </table:table-cell>
          <table:table-cell table:style-name="ce27" table:formula="of:=[.F72]*1.4" office:value-type="currency" office:currency="EUR" office:value="28700" calcext:value-type="currency">
            <text:p>28.700 €</text:p>
          </table:table-cell>
          <table:table-cell table:style-name="ce35" table:formula="of:=[.F72]*1.25" office:value-type="currency" office:currency="EUR" office:value="25625" calcext:value-type="currency">
            <text:p>25.625 €</text:p>
          </table:table-cell>
          <table:table-cell table:style-name="ce43" table:formula="of:=MAX([.G72];[.H72];[.I72];[.J72];[.K72];[.L72];[.M72];[.N72];[.O72])" office:value-type="currency" office:currency="EUR" office:value="20500" calcext:value-type="currency">
            <text:p>20.500 €</text:p>
          </table:table-cell>
          <table:table-cell table:style-name="ce55" office:value-type="currency" office:currency="EUR" office:value="20500" calcext:value-type="currency">
            <text:p>20.500 €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Equipo Compacto con envasadora 4 cabezales y dosif. Híbrida</text:p>
          </table:table-cell>
          <table:table-cell table:style-name="ce16" office:value-type="string" calcext:value-type="string">
            <text:p>AR-GC-MI-4CH</text:p>
          </table:table-cell>
          <table:table-cell table:style-name="ce28" table:formula="of:=[.F73]*1.4" office:value-type="currency" office:currency="EUR" office:value="36503.6" calcext:value-type="currency">
            <text:p>36.504 €</text:p>
          </table:table-cell>
          <table:table-cell table:style-name="ce36" table:formula="of:=[.F73]*1.25" office:value-type="currency" office:currency="EUR" office:value="32592.5" calcext:value-type="currency">
            <text:p>32.593 €</text:p>
          </table:table-cell>
          <table:table-cell table:style-name="ce44" table:formula="of:=MAX([.G73];[.H73];[.I73];[.J73];[.K73];[.L73];[.M73];[.N73];[.O73])" office:value-type="currency" office:currency="EUR" office:value="26074" calcext:value-type="currency">
            <text:p>26.074 €</text:p>
          </table:table-cell>
          <table:table-cell table:style-name="ce56" office:value-type="currency" office:currency="EUR" office:value="26074" calcext:value-type="currency">
            <text:p>26.074 €</text:p>
          </table:table-cell>
          <table:table-cell table:style-name="ce71" table:number-columns-repeated="5"/>
          <table:table-cell table:style-name="ce82" table:number-columns-repeated="1012"/>
        </table:table-row>
        <table:table-row table:style-name="ro1">
          <table:table-cell/>
          <table:table-cell table:style-name="ce5"/>
          <table:table-cell/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Otros equipos necesarios</text:p>
          </table:table-cell>
          <table:table-cell/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Tolva de alimentación para reparto uniforme</text:p>
          </table:table-cell>
          <table:table-cell table:style-name="ce13" office:value-type="string" calcext:value-type="string">
            <text:p>AR-TOL</text:p>
          </table:table-cell>
          <table:table-cell table:style-name="ce25" table:formula="of:=[.F76]*1.4" office:value-type="currency" office:currency="EUR" office:value="952" calcext:value-type="currency">
            <text:p>952 €</text:p>
          </table:table-cell>
          <table:table-cell table:style-name="ce33" table:formula="of:=[.F76]*1.25" office:value-type="currency" office:currency="EUR" office:value="850" calcext:value-type="currency">
            <text:p>850 €</text:p>
          </table:table-cell>
          <table:table-cell table:style-name="ce41" table:formula="of:=MAX([.G76];[.H76];[.I76];[.J76];[.K76];[.L76];[.M76];[.N76];[.O76])" office:value-type="currency" office:currency="EUR" office:value="680" calcext:value-type="currency">
            <text:p>680 €</text:p>
          </table:table-cell>
          <table:table-cell table:style-name="ce53"/>
          <table:table-cell table:style-name="ce69" table:number-columns-repeated="5"/>
          <table:table-cell table:style-name="ce73" table:number-columns-repeated="2"/>
          <table:table-cell table:style-name="ce73" office:value-type="float" office:value="680" calcext:value-type="float">
            <office:annotation draw:style-name="gr1" draw:text-style-name="P2" svg:width="28.99mm" svg:height="5.96mm" svg:x="606.03mm" svg:y="418.05mm" draw:caption-point-x="-6.1mm" draw:caption-point-y="16.93mm">
              <dc:date>2015-09-22T00:00:00</dc:date>
              <text:p text:style-name="P1"><text:span text:style-name="T1">NS1086</text:span></text:p>
            </office:annotation>
            <text:p>680</text:p>
          </table:table-cell>
          <table:table-cell table:style-name="ce73" table:number-columns-repeated="1009"/>
        </table:table-row>
        <table:table-row table:style-name="ro3">
          <table:table-cell/>
          <table:table-cell table:style-name="ce4" office:value-type="string" calcext:value-type="string">
            <text:p>Conjunto Tapado – Transportador Curva 90º Banda Modular con bandejas laterales.</text:p>
          </table:table-cell>
          <table:table-cell table:style-name="ce21"/>
          <table:table-cell table:style-name="ce26" table:formula="of:=[.F77]*1.4" office:value-type="currency" office:currency="EUR" office:value="5712" calcext:value-type="currency">
            <text:p>5.712 €</text:p>
          </table:table-cell>
          <table:table-cell table:style-name="ce34" table:formula="of:=[.F77]*1.25" office:value-type="currency" office:currency="EUR" office:value="5100" calcext:value-type="currency">
            <text:p>5.100 €</text:p>
          </table:table-cell>
          <table:table-cell table:style-name="ce42" table:formula="of:=MAX([.G77];[.H77];[.I77];[.J77];[.K77];[.L77];[.M77];[.N77];[.O77])" office:value-type="currency" office:currency="EUR" office:value="4080" calcext:value-type="currency">
            <text:p>4.080 €</text:p>
          </table:table-cell>
          <table:table-cell table:style-name="ce54"/>
          <table:table-cell table:style-name="ce70" table:number-columns-repeated="3"/>
          <table:table-cell table:style-name="ce70" office:value-type="currency" office:currency="EUR" office:value="4080" calcext:value-type="currency">
            <office:annotation draw:style-name="gr1" draw:text-style-name="P2" svg:width="28.99mm" svg:height="5.96mm" svg:x="515.72mm" svg:y="422.76mm" draw:caption-point-x="-6.1mm" draw:caption-point-y="18.1mm">
              <dc:date>2015-09-15T00:00:00</dc:date>
              <text:p text:style-name="P1"><text:span text:style-name="T1">NS1150</text:span></text:p>
            </office:annotation>
            <text:p>4.080 €</text:p>
          </table:table-cell>
          <table:table-cell table:style-name="ce70"/>
          <table:table-cell table:style-name="ce63" table:number-columns-repeated="1012"/>
        </table:table-row>
        <table:table-row table:style-name="ro1">
          <table:table-cell/>
          <table:table-cell table:style-name="ce8" office:value-type="string" calcext:value-type="string">
            <text:p>Conjunto Tapado – Transportador Banda Poliuretano con bandejas laterales.</text:p>
          </table:table-cell>
          <table:table-cell table:style-name="ce15" office:value-type="string" calcext:value-type="string">
            <text:p>AR-TBT-250-3000-B </text:p>
          </table:table-cell>
          <table:table-cell table:style-name="ce27" table:formula="of:=[.F78]*1.4" office:value-type="currency" office:currency="EUR" office:value="2800" calcext:value-type="currency">
            <text:p>2.800 €</text:p>
          </table:table-cell>
          <table:table-cell table:style-name="ce35" table:formula="of:=[.F78]*1.25" office:value-type="currency" office:currency="EUR" office:value="2500" calcext:value-type="currency">
            <text:p>2.500 €</text:p>
          </table:table-cell>
          <table:table-cell table:style-name="ce43" table:formula="of:=MAX([.G78];[.H78];[.I78];[.J78];[.K78];[.L78];[.M78];[.N78];[.O78])" office:value-type="currency" office:currency="EUR" office:value="2000" calcext:value-type="currency">
            <text:p>2.000 €</text:p>
          </table:table-cell>
          <table:table-cell table:style-name="ce55" office:value-type="currency" office:currency="EUR" office:value="2000" calcext:value-type="currency">
            <text:p>2.00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Conjunto de Zona de Encajado – 2 niveles de transporte para tarrinas y cajas.</text:p>
          </table:table-cell>
          <table:table-cell table:style-name="ce18" office:value-type="string" calcext:value-type="string">
            <text:p>AR-TB</text:p>
          </table:table-cell>
          <table:table-cell table:style-name="ce26" table:formula="of:=[.F79]*1.4" office:value-type="currency" office:currency="EUR" office:value="7795.2" calcext:value-type="currency">
            <text:p>7.795 €</text:p>
          </table:table-cell>
          <table:table-cell table:style-name="ce34" table:formula="of:=[.F79]*1.25" office:value-type="currency" office:currency="EUR" office:value="6960" calcext:value-type="currency">
            <text:p>6.960 €</text:p>
          </table:table-cell>
          <table:table-cell table:style-name="ce42" table:formula="of:=MAX([.G79];[.H79];[.I79];[.J79];[.K79];[.L79];[.M79];[.N79];[.O79])" office:value-type="currency" office:currency="EUR" office:value="5568" calcext:value-type="currency">
            <text:p>5.568 €</text:p>
          </table:table-cell>
          <table:table-cell table:style-name="ce54"/>
          <table:table-cell table:style-name="ce70" table:number-columns-repeated="3"/>
          <table:table-cell table:style-name="ce70" office:value-type="currency" office:currency="EUR" office:value="5568" calcext:value-type="currency">
            <office:annotation draw:style-name="gr1" draw:text-style-name="P2" svg:width="28.99mm" svg:height="5.96mm" svg:x="515.72mm" svg:y="433.7mm" draw:caption-point-x="-6.1mm" draw:caption-point-y="18.32mm">
              <dc:date>2015-09-15T00:00:00</dc:date>
              <text:p text:style-name="P1"><text:span text:style-name="T1">NS1156</text:span></text:p>
            </office:annotation>
            <text:p>5.568 €</text:p>
          </table:table-cell>
          <table:table-cell table:style-name="ce70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Mesas de manipulación de acero inoxidable 1000x600x850</text:p>
          </table:table-cell>
          <table:table-cell table:style-name="ce15" office:value-type="string" calcext:value-type="string">
            <text:p>MM-1000-600-850</text:p>
          </table:table-cell>
          <table:table-cell table:style-name="ce27" table:formula="of:=[.F80]*1.4" office:value-type="currency" office:currency="EUR" office:value="191.8" calcext:value-type="currency">
            <text:p>192 €</text:p>
          </table:table-cell>
          <table:table-cell table:style-name="ce35" table:formula="of:=[.F80]*1.25" office:value-type="currency" office:currency="EUR" office:value="171.25" calcext:value-type="currency">
            <text:p>171 €</text:p>
          </table:table-cell>
          <table:table-cell table:style-name="ce43" table:formula="of:=MAX([.G80];[.H80];[.I80];[.J80];[.K80];[.L80];[.M80];[.N80];[.O80])" office:value-type="currency" office:currency="EUR" office:value="137" calcext:value-type="currency">
            <text:p>137 €</text:p>
          </table:table-cell>
          <table:table-cell table:style-name="ce55"/>
          <table:table-cell office:value-type="currency" office:currency="EUR" office:value="137" calcext:value-type="currency">
            <office:annotation draw:style-name="gr1" draw:text-style-name="P2" svg:width="28.99mm" svg:height="5.96mm" svg:x="438.31mm" svg:y="439.55mm" draw:caption-point-x="-6.1mm" draw:caption-point-y="18.34mm">
              <dc:date>2015-09-15T00:00:00</dc:date>
              <text:p text:style-name="P1"><text:span text:style-name="T1">NS-1115</text:span></text:p>
            </office:annotation>
            <text:p>137 €</text:p>
          </table:table-cell>
          <table:table-cell table:number-columns-repeated="2"/>
          <table:table-cell office:value-type="currency" office:currency="EUR" office:value="101" calcext:value-type="currency">
            <office:annotation draw:style-name="gr1" draw:text-style-name="P2" svg:width="28.99mm" svg:height="5.96mm" svg:x="515.72mm" svg:y="439.55mm" draw:caption-point-x="-6.1mm" draw:caption-point-y="18.34mm">
              <dc:date>2015-09-15T00:00:00</dc:date>
              <text:p text:style-name="P1"><text:span text:style-name="T1">NS1154</text:span></text:p>
            </office:annotation>
            <text:p>101 €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Mesas de manipulación de acero inoxidable <text:s/>600x600x850</text:p>
          </table:table-cell>
          <table:table-cell table:style-name="ce18" office:value-type="string" calcext:value-type="string">
            <text:p>MM-600-600-850</text:p>
          </table:table-cell>
          <table:table-cell table:style-name="ce26"/>
          <table:table-cell table:style-name="ce34"/>
          <table:table-cell table:style-name="ce42"/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Mesa giratoria 800</text:p>
          </table:table-cell>
          <table:table-cell table:style-name="ce15" office:value-type="string" calcext:value-type="string">
            <text:p>MRG-800</text:p>
          </table:table-cell>
          <table:table-cell table:style-name="ce27"/>
          <table:table-cell table:style-name="ce35"/>
          <table:table-cell table:style-name="ce43"/>
          <table:table-cell table:style-name="ce55"/>
          <table:table-cell table:number-columns-repeated="3"/>
          <table:table-cell office:value-type="currency" office:currency="EUR" office:value="836" calcext:value-type="currency">
            <office:annotation draw:style-name="gr1" draw:text-style-name="P2" svg:width="28.99mm" svg:height="5.96mm" svg:x="515.72mm" svg:y="451.31mm" draw:caption-point-x="-6.1mm" draw:caption-point-y="18.33mm">
              <dc:date>2015-09-15T00:00:00</dc:date>
              <text:p text:style-name="P1"><text:span text:style-name="T1">NS1156</text:span></text:p>
            </office:annotation>
            <text:p>836 €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Mesa giratoria 1000</text:p>
          </table:table-cell>
          <table:table-cell table:style-name="ce18" office:value-type="string" calcext:value-type="string">
            <text:p>MRG-1000</text:p>
          </table:table-cell>
          <table:table-cell table:style-name="ce26" table:formula="of:=[.F83]*1.4" office:value-type="currency" office:currency="EUR" office:value="2672.6" calcext:value-type="currency">
            <text:p>2.673 €</text:p>
          </table:table-cell>
          <table:table-cell table:style-name="ce34" table:formula="of:=[.F83]*1.25" office:value-type="currency" office:currency="EUR" office:value="2386.25" calcext:value-type="currency">
            <text:p>2.386 €</text:p>
          </table:table-cell>
          <table:table-cell table:style-name="ce42" table:formula="of:=MAX([.G83];[.H83];[.I83];[.J83];[.K82];[.L83];[.M83];[.N83];[.O83])" office:value-type="currency" office:currency="EUR" office:value="1909" calcext:value-type="currency">
            <text:p>1.909 €</text:p>
          </table:table-cell>
          <table:table-cell table:style-name="ce54" office:value-type="currency" office:currency="EUR" office:value="1200" calcext:value-type="currency">
            <text:p>1.200 €</text:p>
          </table:table-cell>
          <table:table-cell table:style-name="ce70" office:value-type="currency" office:currency="EUR" office:value="835" calcext:value-type="currency">
            <text:p>835 €</text:p>
          </table:table-cell>
          <table:table-cell table:style-name="ce70" table:number-columns-repeated="2"/>
          <table:table-cell table:style-name="ce63"/>
          <table:table-cell table:style-name="ce70" office:value-type="currency" office:currency="EUR" office:value="1835" calcext:value-type="currency">
            <office:annotation draw:style-name="gr3" draw:text-style-name="P2" svg:width="31.73mm" svg:height="6.3mm" svg:x="538.3mm" svg:y="458.36mm" draw:caption-point-x="-6.1mm" draw:caption-point-y="17.16mm">
              <dc:date>2015-09-22T00:00:00</dc:date>
              <text:p text:style-name="P1"><text:span text:style-name="T1">NS1140+NS1141</text:span></text:p>
            </office:annotation>
            <text:p>1.835 €</text:p>
          </table:table-cell>
          <table:table-cell table:style-name="ce63" office:value-type="float" office:value="1909" calcext:value-type="float">
            <office:annotation draw:style-name="gr1" draw:text-style-name="P2" svg:width="28.99mm" svg:height="5.96mm" svg:x="560.88mm" svg:y="458.36mm" draw:caption-point-x="-6.1mm" draw:caption-point-y="17.16mm">
              <dc:date>2015-09-22T00:00:00</dc:date>
              <text:p text:style-name="P1"><text:span text:style-name="T1">NS1094-NS1100</text:span></text:p>
            </office:annotation>
            <text:p>1909</text:p>
          </table:table-cell>
          <table:table-cell table:style-name="ce63" table:number-columns-repeated="1011"/>
        </table:table-row>
        <table:table-row table:style-name="ro3">
          <table:table-cell/>
          <table:table-cell table:style-name="ce5" office:value-type="string" calcext:value-type="string">
            <text:p>Mesa giratoria 1500</text:p>
          </table:table-cell>
          <table:table-cell table:style-name="ce15" office:value-type="string" calcext:value-type="string">
            <text:p>MRG-1500</text:p>
          </table:table-cell>
          <table:table-cell table:style-name="ce27" table:formula="of:=[.F84]*1.4" office:value-type="currency" office:currency="EUR" office:value="3500" calcext:value-type="currency">
            <text:p>3.500 €</text:p>
          </table:table-cell>
          <table:table-cell table:style-name="ce35" table:formula="of:=[.F84]*1.25" office:value-type="currency" office:currency="EUR" office:value="3125" calcext:value-type="currency">
            <text:p>3.125 €</text:p>
          </table:table-cell>
          <table:table-cell table:style-name="ce43" table:formula="of:=MAX([.G84];[.H84];[.I84];[.J84];[.K84];[.L84];[.M84];[.N84];[.O84])" office:value-type="currency" office:currency="EUR" office:value="2500" calcext:value-type="currency">
            <text:p>2.500 €</text:p>
          </table:table-cell>
          <table:table-cell table:style-name="ce55" office:value-type="currency" office:currency="EUR" office:value="2500" calcext:value-type="currency">
            <text:p>2.50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Mesa giratoria 2500</text:p>
          </table:table-cell>
          <table:table-cell table:style-name="ce18" office:value-type="string" calcext:value-type="string">
            <text:p>MRG-2500</text:p>
          </table:table-cell>
          <table:table-cell table:style-name="ce26" table:formula="of:=[.F85]*1.4" office:value-type="currency" office:currency="EUR" office:value="4550" calcext:value-type="currency">
            <text:p>4.550 €</text:p>
          </table:table-cell>
          <table:table-cell table:style-name="ce34" table:formula="of:=[.F85]*1.25" office:value-type="currency" office:currency="EUR" office:value="4062.5" calcext:value-type="currency">
            <text:p>4.063 €</text:p>
          </table:table-cell>
          <table:table-cell table:style-name="ce42" table:formula="of:=MAX([.G85];[.H85];[.I85];[.J85];[.K85];[.L85];[.M85];[.N85];[.O85])" office:value-type="currency" office:currency="EUR" office:value="3250" calcext:value-type="currency">
            <text:p>3.250 €</text:p>
          </table:table-cell>
          <table:table-cell table:style-name="ce54" office:value-type="currency" office:currency="EUR" office:value="3250" calcext:value-type="currency">
            <text:p>3.25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Mesa de rodillos de acumulación</text:p>
          </table:table-cell>
          <table:table-cell table:style-name="ce15"/>
          <table:table-cell table:style-name="ce27" table:formula="of:=[.F86]*1.4" office:value-type="currency" office:currency="EUR" office:value="945" calcext:value-type="currency">
            <text:p>945 €</text:p>
          </table:table-cell>
          <table:table-cell table:style-name="ce35" table:formula="of:=[.F86]*1.25" office:value-type="currency" office:currency="EUR" office:value="843.75" calcext:value-type="currency">
            <text:p>844 €</text:p>
          </table:table-cell>
          <table:table-cell table:style-name="ce43" table:formula="of:=MAX([.G86];[.H86];[.I86];[.J86];[.K86];[.L86];[.M86];[.N86];[.O86])" office:value-type="currency" office:currency="EUR" office:value="675" calcext:value-type="currency">
            <text:p>675 €</text:p>
          </table:table-cell>
          <table:table-cell table:style-name="ce55"/>
          <table:table-cell table:number-columns-repeated="3"/>
          <table:table-cell office:value-type="currency" office:currency="EUR" office:value="675" calcext:value-type="currency">
            <office:annotation draw:style-name="gr1" draw:text-style-name="P2" svg:width="28.99mm" svg:height="5.96mm" svg:x="515.72mm" svg:y="474.81mm" draw:caption-point-x="-6.1mm" draw:caption-point-y="18.33mm">
              <dc:date>2015-09-15T00:00:00</dc:date>
              <text:p text:style-name="P1"><text:span text:style-name="T1">NS1152</text:span></text:p>
            </office:annotation>
            <text:p>675 €</text:p>
          </table:table-cell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Cuadro de Control e Instalación Eléctrica</text:p>
          </table:table-cell>
          <table:table-cell table:style-name="ce18" office:value-type="string" calcext:value-type="string">
            <text:p>CCE</text:p>
          </table:table-cell>
          <table:table-cell table:style-name="ce26" table:formula="of:=[.F87]*1.4" office:value-type="currency" office:currency="EUR" office:value="13420.4" calcext:value-type="currency">
            <text:p>13.420 €</text:p>
          </table:table-cell>
          <table:table-cell table:style-name="ce34" table:formula="of:=[.F87]*1.25" office:value-type="currency" office:currency="EUR" office:value="11982.5" calcext:value-type="currency">
            <text:p>11.983 €</text:p>
          </table:table-cell>
          <table:table-cell table:style-name="ce42" table:formula="of:=MAX([.G87];[.H87];[.I87];[.J87];[.K87];[.L87];[.M87];[.N87];[.O87])" office:value-type="currency" office:currency="EUR" office:value="9586" calcext:value-type="currency">
            <text:p>9.586 €</text:p>
          </table:table-cell>
          <table:table-cell table:style-name="ce54"/>
          <table:table-cell table:style-name="ce70" office:value-type="currency" office:currency="EUR" office:value="9586" calcext:value-type="currency">
            <office:annotation draw:style-name="gr1" draw:text-style-name="P2" svg:width="28.99mm" svg:height="5.96mm" svg:x="438.31mm" svg:y="480.67mm" draw:caption-point-x="-6.1mm" draw:caption-point-y="18.34mm">
              <dc:date>2015-09-15T00:00:00</dc:date>
              <text:p text:style-name="P1"><text:span text:style-name="T1">NS-1120</text:span></text:p>
            </office:annotation>
            <text:p>9.586 €</text:p>
          </table:table-cell>
          <table:table-cell table:style-name="ce70" office:value-type="currency" office:currency="EUR" office:value="7535" calcext:value-type="currency">
            <office:annotation draw:style-name="gr1" draw:text-style-name="P2" svg:width="28.99mm" svg:height="5.96mm" svg:x="469.88mm" svg:y="480.67mm" draw:caption-point-x="-6.1mm" draw:caption-point-y="18.34mm">
              <dc:date>2015-09-15T00:00:00</dc:date>
              <text:p text:style-name="P1"><text:span text:style-name="T1">NS1135</text:span></text:p>
            </office:annotation>
            <text:p>7.535 €</text:p>
          </table:table-cell>
          <table:table-cell table:style-name="ce70"/>
          <table:table-cell table:style-name="ce70" office:value-type="currency" office:currency="EUR" office:value="5438" calcext:value-type="currency">
            <office:annotation draw:style-name="gr1" draw:text-style-name="P2" svg:width="28.99mm" svg:height="5.96mm" svg:x="515.72mm" svg:y="480.67mm" draw:caption-point-x="-6.1mm" draw:caption-point-y="18.34mm">
              <dc:date>2015-09-15T00:00:00</dc:date>
              <text:p text:style-name="P1"><text:span text:style-name="T1">NS1145</text:span></text:p>
            </office:annotation>
            <text:p>5.438 €</text:p>
          </table:table-cell>
          <table:table-cell table:style-name="ce70"/>
          <table:table-cell table:style-name="ce63" table:number-columns-repeated="1012"/>
        </table:table-row>
        <table:table-row table:style-name="ro3">
          <table:table-cell/>
          <table:table-cell table:style-name="ce10" office:value-type="string" calcext:value-type="string">
            <text:p>Montaje e Instalación</text:p>
          </table:table-cell>
          <table:table-cell table:style-name="ce22" office:value-type="string" calcext:value-type="string">
            <text:p>RM-100</text:p>
          </table:table-cell>
          <table:table-cell table:style-name="ce30" table:formula="of:=[.F88]*1.4" office:value-type="currency" office:currency="EUR" office:value="10551.8" calcext:value-type="currency">
            <text:p>10.552 €</text:p>
          </table:table-cell>
          <table:table-cell table:style-name="ce38" table:formula="of:=[.F88]*1.25" office:value-type="currency" office:currency="EUR" office:value="9421.25" calcext:value-type="currency">
            <text:p>9.421 €</text:p>
          </table:table-cell>
          <table:table-cell table:style-name="ce50" table:formula="of:=MAX([.G88];[.H88];[.I88];[.J88];[.K88];[.L88];[.M88];[.N88];[.O88])" office:value-type="currency" office:currency="EUR" office:value="7537" calcext:value-type="currency">
            <text:p>7.537 €</text:p>
          </table:table-cell>
          <table:table-cell table:style-name="ce65"/>
          <table:table-cell table:style-name="ce78" office:value-type="currency" office:currency="EUR" office:value="5912" calcext:value-type="currency">
            <office:annotation draw:style-name="gr1" draw:text-style-name="P2" svg:width="28.99mm" svg:height="5.96mm" svg:x="438.31mm" svg:y="486.56mm" draw:caption-point-x="-6.1mm" draw:caption-point-y="18.32mm">
              <dc:date>2015-09-15T00:00:00</dc:date>
              <text:p text:style-name="P1"><text:span text:style-name="T1">NS-1168</text:span></text:p>
            </office:annotation>
            <text:p>5.912 €</text:p>
          </table:table-cell>
          <table:table-cell table:style-name="ce78" office:value-type="currency" office:currency="EUR" office:value="4305" calcext:value-type="currency">
            <office:annotation draw:style-name="gr1" draw:text-style-name="P2" svg:width="28.99mm" svg:height="5.96mm" svg:x="469.88mm" svg:y="486.56mm" draw:caption-point-x="-6.1mm" draw:caption-point-y="18.32mm">
              <dc:date>2015-09-15T00:00:00</dc:date>
              <text:p text:style-name="P1"><text:span text:style-name="T1">NS-1176</text:span></text:p>
            </office:annotation>
            <text:p>4.305 €</text:p>
          </table:table-cell>
          <table:table-cell table:style-name="ce78"/>
          <table:table-cell table:style-name="ce78" office:value-type="currency" office:currency="EUR" office:value="7537" calcext:value-type="currency">
            <office:annotation draw:style-name="gr1" draw:text-style-name="P2" svg:width="28.99mm" svg:height="5.96mm" svg:x="515.72mm" svg:y="486.56mm" draw:caption-point-x="-6.1mm" draw:caption-point-y="18.32mm">
              <dc:date>2015-09-15T00:00:00</dc:date>
              <text:p text:style-name="P1"><text:span text:style-name="T1">NS1193</text:span></text:p>
            </office:annotation>
            <text:p>7.537 €</text:p>
          </table:table-cell>
          <table:table-cell table:style-name="ce78"/>
          <table:table-cell table:style-name="ce84" table:number-columns-repeated="1012"/>
        </table:table-row>
        <table:table-row table:style-name="ro1">
          <table:table-cell/>
          <table:table-cell table:style-name="ce5"/>
          <table:table-cell/>
          <table:table-cell table:style-name="ce27" table:formula="of:=[.F89]*1.4" office:value-type="currency" office:currency="EUR" office:value="0" calcext:value-type="currency">
            <text:p>0 €</text:p>
          </table:table-cell>
          <table:table-cell table:style-name="ce35" table:formula="of:=[.F89]*1.25" office:value-type="currency" office:currency="EUR" office:value="0" calcext:value-type="currency">
            <text:p>0 €</text:p>
          </table:table-cell>
          <table:table-cell table:style-name="ce43" table:formula="of:=MAX([.G89];[.H89];[.I89];[.J89];[.K89];[.L89];[.M89];[.N89];[.O89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Otros equipos complementarios</text:p>
          </table:table-cell>
          <table:table-cell/>
          <table:table-cell table:style-name="ce27" table:formula="of:=[.F90]*1.4" office:value-type="currency" office:currency="EUR" office:value="0" calcext:value-type="currency">
            <text:p>0 €</text:p>
          </table:table-cell>
          <table:table-cell table:style-name="ce35"/>
          <table:table-cell table:style-name="ce43" table:formula="of:=MAX([.G90];[.H90];[.I90];[.J90];[.K90];[.L90];[.M90];[.N90];[.O90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Distribuidor de Tablillas 1 a 3 vías</text:p>
          </table:table-cell>
          <table:table-cell table:style-name="ce13" office:value-type="string" calcext:value-type="string">
            <text:p>DT-1000</text:p>
          </table:table-cell>
          <table:table-cell table:style-name="ce25" table:formula="of:=[.F91]*1.4" office:value-type="currency" office:currency="EUR" office:value="7595" calcext:value-type="currency">
            <text:p>7.595 €</text:p>
          </table:table-cell>
          <table:table-cell table:style-name="ce33" table:formula="of:=[.F91]*1.25" office:value-type="currency" office:currency="EUR" office:value="6781.25" calcext:value-type="currency">
            <text:p>6.781 €</text:p>
          </table:table-cell>
          <table:table-cell table:style-name="ce41" table:formula="of:=MAX([.G91];[.H91];[.I91];[.J91];[.K91];[.L91];[.M91];[.N91];[.O91])" office:value-type="currency" office:currency="EUR" office:value="5425" calcext:value-type="currency">
            <text:p>5.425 €</text:p>
          </table:table-cell>
          <table:table-cell table:style-name="ce53"/>
          <table:table-cell table:style-name="ce79" office:value-type="currency" office:currency="EUR" office:value="3637" calcext:value-type="currency">
            <office:annotation draw:style-name="gr1" draw:text-style-name="P2" svg:width="28.99mm" svg:height="5.96mm" svg:x="438.31mm" svg:y="504.17mm" draw:caption-point-x="-6.1mm" draw:caption-point-y="18.37mm">
              <dc:date>2015-09-15T00:00:00</dc:date>
              <text:p text:style-name="P1"><text:span text:style-name="T1">NS1164</text:span></text:p>
            </office:annotation>
            <text:p>3.637 €</text:p>
          </table:table-cell>
          <table:table-cell table:style-name="ce69" table:number-columns-repeated="3"/>
          <table:table-cell table:style-name="ce69" office:value-type="currency" office:currency="EUR" office:value="5425" calcext:value-type="currency">
            <office:annotation draw:style-name="gr1" draw:text-style-name="P2" svg:width="28.99mm" svg:height="5.96mm" svg:x="538.3mm" svg:y="505.34mm" draw:caption-point-x="-6.1mm" draw:caption-point-y="17.2mm">
              <dc:date>2015-09-21T00:00:00</dc:date>
              <text:p text:style-name="P1"><text:span text:style-name="T1">NS1063</text:span></text:p>
            </office:annotation>
            <text:p>5.425 €</text:p>
          </table:table-cell>
          <table:table-cell table:style-name="ce73" table:number-columns-repeated="1012"/>
        </table:table-row>
        <table:table-row table:style-name="ro3">
          <table:table-cell/>
          <table:table-cell table:style-name="ce4" office:value-type="string" calcext:value-type="string">
            <text:p>Paletizador de pórtico X-Palet</text:p>
          </table:table-cell>
          <table:table-cell table:style-name="ce18" office:value-type="string" calcext:value-type="string">
            <text:p>PAL-XPAL</text:p>
          </table:table-cell>
          <table:table-cell table:style-name="ce26" table:formula="of:=[.F92]*1.4" office:value-type="currency" office:currency="EUR" office:value="35000" calcext:value-type="currency">
            <text:p>35.000 €</text:p>
          </table:table-cell>
          <table:table-cell table:style-name="ce34" table:formula="of:=[.F92]*1.25" office:value-type="currency" office:currency="EUR" office:value="31250" calcext:value-type="currency">
            <text:p>31.250 €</text:p>
          </table:table-cell>
          <table:table-cell table:style-name="ce42" table:formula="of:=MAX([.G92];[.H92];[.I92];[.J92];[.K92];[.L92];[.M92];[.N92];[.O92])" office:value-type="currency" office:currency="EUR" office:value="25000" calcext:value-type="currency">
            <text:p>25.000 €</text:p>
          </table:table-cell>
          <table:table-cell table:style-name="ce54" office:value-type="currency" office:currency="EUR" office:value="25000" calcext:value-type="currency">
            <text:p>25.000 €</text:p>
          </table:table-cell>
          <table:table-cell table:style-name="ce75" table:number-columns-repeated="4"/>
          <table:table-cell table:style-name="ce70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Controlador de Peso dinámico modelo ECONUS WS 3000</text:p>
          </table:table-cell>
          <table:table-cell table:style-name="ce15" office:value-type="string" calcext:value-type="string">
            <text:p>CW-ECONUS-30WS</text:p>
          </table:table-cell>
          <table:table-cell table:style-name="ce27" table:formula="of:=[.F93]*1.4" office:value-type="currency" office:currency="EUR" office:value="17852.8" calcext:value-type="currency">
            <text:p>17.853 €</text:p>
          </table:table-cell>
          <table:table-cell table:style-name="ce35" table:formula="of:=[.F93]*1.25" office:value-type="currency" office:currency="EUR" office:value="15940" calcext:value-type="currency">
            <text:p>15.940 €</text:p>
          </table:table-cell>
          <table:table-cell table:style-name="ce43" table:formula="of:=MAX([.G93];[.H93];[.I93];[.J93];[.K93];[.L93];[.M93];[.N93];[.O93])" office:value-type="currency" office:currency="EUR" office:value="12752" calcext:value-type="currency">
            <text:p>12.752 €</text:p>
          </table:table-cell>
          <table:table-cell table:style-name="ce55" office:value-type="currency" office:currency="EUR" office:value="12752" calcext:value-type="currency">
            <text:p>12.752 €</text:p>
          </table:table-cell>
          <table:table-cell table:style-name="ce76" table:number-columns-repeated="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Controlador de Peso dinámico modelo SYNUS 10 WS 2Kg</text:p>
          </table:table-cell>
          <table:table-cell table:style-name="ce18" office:value-type="string" calcext:value-type="string">
            <text:p>CW-SYNUS-10WS</text:p>
          </table:table-cell>
          <table:table-cell table:style-name="ce26" table:formula="of:=[.F94]*1.4" office:value-type="currency" office:currency="EUR" office:value="23319.8" calcext:value-type="currency">
            <text:p>23.320 €</text:p>
          </table:table-cell>
          <table:table-cell table:style-name="ce34" table:formula="of:=[.F94]*1.25" office:value-type="currency" office:currency="EUR" office:value="20821.25" calcext:value-type="currency">
            <text:p>20.821 €</text:p>
          </table:table-cell>
          <table:table-cell table:style-name="ce42" table:formula="of:=MAX([.G94];[.H94];[.I94];[.J94];[.K94];[.L94];[.M94];[.N94];[.O94])" office:value-type="currency" office:currency="EUR" office:value="16657" calcext:value-type="currency">
            <text:p>16.657 €</text:p>
          </table:table-cell>
          <table:table-cell table:style-name="ce54" office:value-type="currency" office:currency="EUR" office:value="16657" calcext:value-type="currency">
            <text:p>16.657 €</text:p>
          </table:table-cell>
          <table:table-cell table:style-name="ce75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etector de Metales para acoplar a cinta transportadora existente – IP69K</text:p>
          </table:table-cell>
          <table:table-cell table:style-name="ce15" office:value-type="string" calcext:value-type="string">
            <text:p>DET-MET-001</text:p>
          </table:table-cell>
          <table:table-cell table:style-name="ce27" table:formula="of:=[.F95]*1.4" office:value-type="currency" office:currency="EUR" office:value="11634" calcext:value-type="currency">
            <text:p>11.634 €</text:p>
          </table:table-cell>
          <table:table-cell table:style-name="ce35" table:formula="of:=[.F95]*1.25" office:value-type="currency" office:currency="EUR" office:value="10387.5" calcext:value-type="currency">
            <text:p>10.388 €</text:p>
          </table:table-cell>
          <table:table-cell table:style-name="ce43" table:formula="of:=MAX([.G95];[.H95];[.I95];[.J95];[.K95];[.L95];[.M95];[.N95];[.O95])" office:value-type="currency" office:currency="EUR" office:value="8310" calcext:value-type="currency">
            <text:p>8.310 €</text:p>
          </table:table-cell>
          <table:table-cell table:style-name="ce55" office:value-type="currency" office:currency="EUR" office:value="8310" calcext:value-type="currency">
            <text:p>8.31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lanza semáforo 6Kg/1gr comunic. Ethernet</text:p>
          </table:table-cell>
          <table:table-cell table:style-name="ce18" office:value-type="string" calcext:value-type="string">
            <text:p>E100-ETH</text:p>
          </table:table-cell>
          <table:table-cell table:style-name="ce26" table:formula="of:=[.F96]*1.4" office:value-type="currency" office:currency="EUR" office:value="546" calcext:value-type="currency">
            <text:p>546 €</text:p>
          </table:table-cell>
          <table:table-cell table:style-name="ce34" table:formula="of:=[.F96]*1.25" office:value-type="currency" office:currency="EUR" office:value="487.5" calcext:value-type="currency">
            <text:p>488 €</text:p>
          </table:table-cell>
          <table:table-cell table:style-name="ce42" table:formula="of:=MAX([.G96];[.H96];[.I96];[.J96];[.K96];[.L96];[.M96];[.N96];[.O96])" office:value-type="currency" office:currency="EUR" office:value="390" calcext:value-type="currency">
            <text:p>390 €</text:p>
          </table:table-cell>
          <table:table-cell table:style-name="ce54" office:value-type="currency" office:currency="EUR" office:value="390" calcext:value-type="currency">
            <text:p>39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Balanza semáforo 6Kg/1gr comunic. Ethernet – Con Certificado Metrológico</text:p>
          </table:table-cell>
          <table:table-cell table:style-name="ce15" office:value-type="string" calcext:value-type="string">
            <text:p>E100-ETH-M</text:p>
          </table:table-cell>
          <table:table-cell table:style-name="ce27" table:formula="of:=[.F97]*1.4" office:value-type="currency" office:currency="EUR" office:value="596.4" calcext:value-type="currency">
            <text:p>596 €</text:p>
          </table:table-cell>
          <table:table-cell table:style-name="ce35" table:formula="of:=[.F97]*1.25" office:value-type="currency" office:currency="EUR" office:value="532.5" calcext:value-type="currency">
            <text:p>533 €</text:p>
          </table:table-cell>
          <table:table-cell table:style-name="ce43" table:formula="of:=MAX([.G97];[.H97];[.I97];[.J97];[.K97];[.L97];[.M97];[.N97];[.O97])" office:value-type="currency" office:currency="EUR" office:value="426" calcext:value-type="currency">
            <text:p>426 €</text:p>
          </table:table-cell>
          <table:table-cell table:style-name="ce55" office:value-type="currency" office:currency="EUR" office:value="426" calcext:value-type="currency">
            <text:p>426 €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Software control pesadas.</text:p>
          </table:table-cell>
          <table:table-cell table:style-name="ce16" office:value-type="string" calcext:value-type="string">
            <text:p>E100-SOF</text:p>
          </table:table-cell>
          <table:table-cell table:style-name="ce28" table:formula="of:=[.F98]*1.4" office:value-type="currency" office:currency="EUR" office:value="840" calcext:value-type="currency">
            <text:p>840 €</text:p>
          </table:table-cell>
          <table:table-cell table:style-name="ce36" table:formula="of:=[.F98]*1.25" office:value-type="currency" office:currency="EUR" office:value="750" calcext:value-type="currency">
            <text:p>750 €</text:p>
          </table:table-cell>
          <table:table-cell table:style-name="ce44" table:formula="of:=MAX([.G98];[.H98];[.I98];[.J98];[.K98];[.L98];[.M98];[.N98];[.O98])" office:value-type="currency" office:currency="EUR" office:value="600" calcext:value-type="currency">
            <text:p>600 €</text:p>
          </table:table-cell>
          <table:table-cell table:style-name="ce56" office:value-type="currency" office:currency="EUR" office:value="600" calcext:value-type="currency">
            <text:p>600 €</text:p>
          </table:table-cell>
          <table:table-cell table:style-name="ce71" table:number-columns-repeated="5"/>
          <table:table-cell table:style-name="ce82" table:number-columns-repeated="1012"/>
        </table:table-row>
        <table:table-row table:style-name="ro1">
          <table:table-cell table:number-columns-repeated="3"/>
          <table:table-cell table:style-name="ce27"/>
          <table:table-cell table:style-name="ce35"/>
          <table:table-cell table:style-name="ce4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tiquetador Cajas Superior con pie ajustable y SIN impresora</text:p>
          </table:table-cell>
          <table:table-cell table:style-name="ce13" office:value-type="string" calcext:value-type="string">
            <text:p>ET-CA-1100</text:p>
          </table:table-cell>
          <table:table-cell table:style-name="ce25" table:formula="of:=[.F100]*1.4" office:value-type="currency" office:currency="EUR" office:value="9492" calcext:value-type="currency">
            <text:p>9.492 €</text:p>
          </table:table-cell>
          <table:table-cell table:style-name="ce33" table:formula="of:=[.F100]*1.25" office:value-type="currency" office:currency="EUR" office:value="8475" calcext:value-type="currency">
            <text:p>8.475 €</text:p>
          </table:table-cell>
          <table:table-cell table:style-name="ce41" table:formula="of:=MAX([.G100];[.H100];[.I100];[.J100];[.K100];[.L100];[.M100];[.N100];[.O100])" office:value-type="currency" office:currency="EUR" office:value="6780" calcext:value-type="currency">
            <text:p>6.780 €</text:p>
          </table:table-cell>
          <table:table-cell table:style-name="ce53" office:value-type="currency" office:currency="EUR" office:value="6780" calcext:value-type="currency">
            <text:p>6.780 €</text:p>
          </table:table-cell>
          <table:table-cell table:style-name="ce69" table:number-columns-repeated="5"/>
          <table:table-cell table:style-name="ce73" table:number-columns-repeated="1012"/>
        </table:table-row>
        <table:table-row table:style-name="ro3">
          <table:table-cell/>
          <table:table-cell table:style-name="ce4" office:value-type="string" calcext:value-type="string">
            <text:p>Etiquetador cajas apiladas LATERAL + Soporte Ø300mm + Impresora (Ancho max. 104mm y 300ppp).</text:p>
          </table:table-cell>
          <table:table-cell table:style-name="ce18" office:value-type="string" calcext:value-type="string">
            <text:p>ET-CA-1200</text:p>
          </table:table-cell>
          <table:table-cell table:style-name="ce26" table:formula="of:=[.F101]*1.4" office:value-type="currency" office:currency="EUR" office:value="20003.2" calcext:value-type="currency">
            <text:p>20.003 €</text:p>
          </table:table-cell>
          <table:table-cell table:style-name="ce34" table:formula="of:=[.F101]*1.25" office:value-type="currency" office:currency="EUR" office:value="17860" calcext:value-type="currency">
            <text:p>17.860 €</text:p>
          </table:table-cell>
          <table:table-cell table:style-name="ce42" table:formula="of:=MAX([.G101];[.H101];[.I101];[.J101];[.K101];[.L101];[.M101];[.N101];[.O101])" office:value-type="currency" office:currency="EUR" office:value="14288" calcext:value-type="currency">
            <text:p>14.288 €</text:p>
          </table:table-cell>
          <table:table-cell table:style-name="ce54" office:value-type="currency" office:currency="EUR" office:value="14288" calcext:value-type="currency">
            <text:p>14.288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Etiquetador cajas apiladas SUPERIOR + Ø300mm + Impresora (Ancho max. 104mm y 300ppp).</text:p>
          </table:table-cell>
          <table:table-cell table:style-name="ce15" office:value-type="string" calcext:value-type="string">
            <text:p>ET-CA-1210</text:p>
          </table:table-cell>
          <table:table-cell table:style-name="ce27" table:formula="of:=[.F102]*1.4" office:value-type="currency" office:currency="EUR" office:value="21063" calcext:value-type="currency">
            <text:p>21.063 €</text:p>
          </table:table-cell>
          <table:table-cell table:style-name="ce35" table:formula="of:=[.F102]*1.25" office:value-type="currency" office:currency="EUR" office:value="18806.25" calcext:value-type="currency">
            <text:p>18.806 €</text:p>
          </table:table-cell>
          <table:table-cell table:style-name="ce43" table:formula="of:=MAX([.G102];[.H102];[.I102];[.J102];[.K102];[.L102];[.M102];[.N102];[.O102])" office:value-type="currency" office:currency="EUR" office:value="15045" calcext:value-type="currency">
            <text:p>15.045 €</text:p>
          </table:table-cell>
          <table:table-cell table:style-name="ce55" office:value-type="currency" office:currency="EUR" office:value="15045" calcext:value-type="currency">
            <text:p>15.045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Etiquetador de palés a 2 caras + Portabobinas Ø300mm. + Impresora Toshiba B-SX5 </text:p>
          </table:table-cell>
          <table:table-cell table:style-name="ce18" office:value-type="string" calcext:value-type="string">
            <text:p>ET-CA-1300</text:p>
          </table:table-cell>
          <table:table-cell table:style-name="ce26" table:formula="of:=[.F103]*1.4" office:value-type="currency" office:currency="EUR" office:value="27794.2" calcext:value-type="currency">
            <text:p>27.794 €</text:p>
          </table:table-cell>
          <table:table-cell table:style-name="ce34" table:formula="of:=[.F103]*1.25" office:value-type="currency" office:currency="EUR" office:value="24816.25" calcext:value-type="currency">
            <text:p>24.816 €</text:p>
          </table:table-cell>
          <table:table-cell table:style-name="ce42" table:formula="of:=MAX([.G103];[.H103];[.I103];[.J103];[.K103];[.L103];[.M103];[.N103];[.O103])" office:value-type="currency" office:currency="EUR" office:value="19853" calcext:value-type="currency">
            <text:p>19.853 €</text:p>
          </table:table-cell>
          <table:table-cell table:style-name="ce54" office:value-type="currency" office:currency="EUR" office:value="19853" calcext:value-type="currency">
            <text:p>19.853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1">
          <table:table-cell table:number-columns-repeated="2"/>
          <table:table-cell table:style-name="ce15"/>
          <table:table-cell table:style-name="ce27" table:formula="of:=[.F104]*1.4" office:value-type="currency" office:currency="EUR" office:value="0" calcext:value-type="currency">
            <text:p>0 €</text:p>
          </table:table-cell>
          <table:table-cell table:style-name="ce35" table:formula="of:=[.F104]*1.25" office:value-type="currency" office:currency="EUR" office:value="0" calcext:value-type="currency">
            <text:p>0 €</text:p>
          </table:table-cell>
          <table:table-cell table:style-name="ce43" table:formula="of:=MAX([.G104];[.H104];[.I104];[.J104];[.K104];[.L104];[.M104];[.N104];[.O104])" office:value-type="currency" office:currency="EUR" office:value="0" calcext:value-type="currency">
            <text:p>0 €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Dispensador Superior - Sin Cinta Transp. - Sin Impresora + Portabobinas Ø200mm</text:p>
          </table:table-cell>
          <table:table-cell table:style-name="ce18" office:value-type="string" calcext:value-type="string">
            <text:p>ET-TA-3400</text:p>
          </table:table-cell>
          <table:table-cell table:style-name="ce26" table:formula="of:=[.F105]*1.4" office:value-type="currency" office:currency="EUR" office:value="7812" calcext:value-type="currency">
            <text:p>7.812 €</text:p>
          </table:table-cell>
          <table:table-cell table:style-name="ce34" table:formula="of:=[.F105]*1.25" office:value-type="currency" office:currency="EUR" office:value="6975" calcext:value-type="currency">
            <text:p>6.975 €</text:p>
          </table:table-cell>
          <table:table-cell table:style-name="ce42" table:formula="of:=MAX([.G105];[.H105];[.I105];[.J105];[.K105];[.L105];[.M105];[.N105];[.O105])" office:value-type="currency" office:currency="EUR" office:value="5580" calcext:value-type="currency">
            <text:p>5.580 €</text:p>
          </table:table-cell>
          <table:table-cell table:style-name="ce54" office:value-type="currency" office:currency="EUR" office:value="5580" calcext:value-type="currency">
            <text:p>5.58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Superior - Sin Cinta Transp. - Sin Impresora + Portabobinas Ø300mm motorizado.</text:p>
          </table:table-cell>
          <table:table-cell table:style-name="ce15" office:value-type="string" calcext:value-type="string">
            <text:p>ET-TA-3401</text:p>
          </table:table-cell>
          <table:table-cell table:style-name="ce27" table:formula="of:=[.F106]*1.4" office:value-type="currency" office:currency="EUR" office:value="9177" calcext:value-type="currency">
            <text:p>9.177 €</text:p>
          </table:table-cell>
          <table:table-cell table:style-name="ce35" table:formula="of:=[.F106]*1.25" office:value-type="currency" office:currency="EUR" office:value="8193.75" calcext:value-type="currency">
            <text:p>8.194 €</text:p>
          </table:table-cell>
          <table:table-cell table:style-name="ce43" table:formula="of:=MAX([.G106];[.H106];[.I106];[.J106];[.K106];[.L106];[.M106];[.N106];[.O106])" office:value-type="currency" office:currency="EUR" office:value="6555" calcext:value-type="currency">
            <text:p>6.555 €</text:p>
          </table:table-cell>
          <table:table-cell table:style-name="ce55" office:value-type="currency" office:currency="EUR" office:value="6555" calcext:value-type="currency">
            <text:p>6.555 €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8"/>
          <table:table-cell table:style-name="ce26"/>
          <table:table-cell table:style-name="ce34"/>
          <table:table-cell table:style-name="ce42"/>
          <table:table-cell table:style-name="ce54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Superior + Cinta Transp. - Sin Impresora + Portabobinas Ø200mm</text:p>
          </table:table-cell>
          <table:table-cell table:style-name="ce15" office:value-type="string" calcext:value-type="string">
            <text:p>ET-TA-3100</text:p>
          </table:table-cell>
          <table:table-cell table:style-name="ce27" table:formula="of:=[.F108]*1.4" office:value-type="currency" office:currency="EUR" office:value="11802" calcext:value-type="currency">
            <text:p>11.802 €</text:p>
          </table:table-cell>
          <table:table-cell table:style-name="ce35" table:formula="of:=[.F108]*1.25" office:value-type="currency" office:currency="EUR" office:value="10537.5" calcext:value-type="currency">
            <text:p>10.538 €</text:p>
          </table:table-cell>
          <table:table-cell table:style-name="ce43" table:formula="of:=MAX([.G108];[.H108];[.I108];[.J108];[.K108];[.L108];[.M108];[.N108];[.O108])" office:value-type="currency" office:currency="EUR" office:value="8430" calcext:value-type="currency">
            <text:p>8.430 €</text:p>
          </table:table-cell>
          <table:table-cell table:style-name="ce55" office:value-type="currency" office:currency="EUR" office:value="8430" calcext:value-type="currency">
            <text:p>8.43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ispensador Superior + Cinta Transp. - Sin Impresora + Portabobinas Ø300mm motorizado</text:p>
          </table:table-cell>
          <table:table-cell table:style-name="ce18" office:value-type="string" calcext:value-type="string">
            <text:p>ET-TA-3101</text:p>
          </table:table-cell>
          <table:table-cell table:style-name="ce26" table:formula="of:=[.F109]*1.4" office:value-type="currency" office:currency="EUR" office:value="13167" calcext:value-type="currency">
            <text:p>13.167 €</text:p>
          </table:table-cell>
          <table:table-cell table:style-name="ce34" table:formula="of:=[.F109]*1.25" office:value-type="currency" office:currency="EUR" office:value="11756.25" calcext:value-type="currency">
            <text:p>11.756 €</text:p>
          </table:table-cell>
          <table:table-cell table:style-name="ce42" table:formula="of:=MAX([.G109];[.H109];[.I109];[.J109];[.K109];[.L109];[.M109];[.N109];[.O109])" office:value-type="currency" office:currency="EUR" office:value="9405" calcext:value-type="currency">
            <text:p>9.405 €</text:p>
          </table:table-cell>
          <table:table-cell table:style-name="ce54" office:value-type="currency" office:currency="EUR" office:value="9405" calcext:value-type="currency">
            <text:p>9.405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Superior + Cinta Transp. + Impresora Toshiba EX4-T1 + Portabobinas Ø200mm</text:p>
          </table:table-cell>
          <table:table-cell table:style-name="ce15" office:value-type="string" calcext:value-type="string">
            <text:p>ET-TA-3150</text:p>
          </table:table-cell>
          <table:table-cell table:style-name="ce27" table:formula="of:=[.F110]*1.4" office:value-type="currency" office:currency="EUR" office:value="13934.2" calcext:value-type="currency">
            <text:p>13.934 €</text:p>
          </table:table-cell>
          <table:table-cell table:style-name="ce35" table:formula="of:=[.F110]*1.25" office:value-type="currency" office:currency="EUR" office:value="12441.25" calcext:value-type="currency">
            <text:p>12.441 €</text:p>
          </table:table-cell>
          <table:table-cell table:style-name="ce43" table:formula="of:=MAX([.G110];[.H110];[.I110];[.J110];[.K110];[.L110];[.M110];[.N110];[.O110])" office:value-type="currency" office:currency="EUR" office:value="9953" calcext:value-type="currency">
            <text:p>9.953 €</text:p>
          </table:table-cell>
          <table:table-cell table:style-name="ce55" office:value-type="currency" office:currency="EUR" office:value="9953" calcext:value-type="currency">
            <text:p>9.953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ispensador Superior + Cinta Transp. + Impresora Toshiba EX4-T1 + Portabobinas Ø300mm motorizado</text:p>
          </table:table-cell>
          <table:table-cell table:style-name="ce18" office:value-type="string" calcext:value-type="string">
            <text:p>ET-TA-3151</text:p>
          </table:table-cell>
          <table:table-cell table:style-name="ce26" table:formula="of:=[.F111]*1.4" office:value-type="currency" office:currency="EUR" office:value="15299.2" calcext:value-type="currency">
            <text:p>15.299 €</text:p>
          </table:table-cell>
          <table:table-cell table:style-name="ce34" table:formula="of:=[.F111]*1.25" office:value-type="currency" office:currency="EUR" office:value="13660" calcext:value-type="currency">
            <text:p>13.660 €</text:p>
          </table:table-cell>
          <table:table-cell table:style-name="ce42" table:formula="of:=MAX([.G111];[.H111];[.I111];[.J111];[.K111];[.L111];[.M111];[.N111];[.O111])" office:value-type="currency" office:currency="EUR" office:value="10928" calcext:value-type="currency">
            <text:p>10.928 €</text:p>
          </table:table-cell>
          <table:table-cell table:style-name="ce54" office:value-type="currency" office:currency="EUR" office:value="10928" calcext:value-type="currency">
            <text:p>10.928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1">
          <table:table-cell/>
          <table:table-cell table:style-name="ce5"/>
          <table:table-cell table:style-name="ce15"/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ispensador Inferior + Cinta Transp. - Sin Impresora + Portabobinas Ø200mm</text:p>
          </table:table-cell>
          <table:table-cell table:style-name="ce18" office:value-type="string" calcext:value-type="string">
            <text:p>ET-TA-3200</text:p>
          </table:table-cell>
          <table:table-cell table:style-name="ce26" table:formula="of:=[.F113]*1.4" office:value-type="currency" office:currency="EUR" office:value="11803.4" calcext:value-type="currency">
            <text:p>11.803 €</text:p>
          </table:table-cell>
          <table:table-cell table:style-name="ce34" table:formula="of:=[.F113]*1.25" office:value-type="currency" office:currency="EUR" office:value="10538.75" calcext:value-type="currency">
            <text:p>10.539 €</text:p>
          </table:table-cell>
          <table:table-cell table:style-name="ce42" table:formula="of:=MAX([.G113];[.H113];[.I113];[.J113];[.K113];[.L113];[.M113];[.N113];[.O113])" office:value-type="currency" office:currency="EUR" office:value="8431" calcext:value-type="currency">
            <text:p>8.431 €</text:p>
          </table:table-cell>
          <table:table-cell table:style-name="ce54" office:value-type="currency" office:currency="EUR" office:value="8431" calcext:value-type="currency">
            <text:p>8.431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Inferior + Cinta Transp. - Sin Impresora + Portabobinas Ø300mm motorizado</text:p>
          </table:table-cell>
          <table:table-cell table:style-name="ce15" office:value-type="string" calcext:value-type="string">
            <text:p>ET-TA-3201</text:p>
          </table:table-cell>
          <table:table-cell table:style-name="ce27" table:formula="of:=[.F114]*1.4" office:value-type="currency" office:currency="EUR" office:value="14485.8" calcext:value-type="currency">
            <text:p>14.486 €</text:p>
          </table:table-cell>
          <table:table-cell table:style-name="ce35" table:formula="of:=[.F114]*1.25" office:value-type="currency" office:currency="EUR" office:value="12933.75" calcext:value-type="currency">
            <text:p>12.934 €</text:p>
          </table:table-cell>
          <table:table-cell table:style-name="ce43" table:formula="of:=MAX([.G114];[.H114];[.I114];[.J114];[.K114];[.L114];[.M114];[.N114];[.O114])" office:value-type="currency" office:currency="EUR" office:value="10347" calcext:value-type="currency">
            <text:p>10.347 €</text:p>
          </table:table-cell>
          <table:table-cell table:style-name="ce55" office:value-type="currency" office:currency="EUR" office:value="10347" calcext:value-type="currency">
            <text:p>10.347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ispensador Inferior + Cinta Transp. + Con Impresora Toshiba EX4-T1 + Portabobinas Ø200mm</text:p>
          </table:table-cell>
          <table:table-cell table:style-name="ce18" office:value-type="string" calcext:value-type="string">
            <text:p>ET-TA-3250</text:p>
          </table:table-cell>
          <table:table-cell table:style-name="ce26" table:formula="of:=[.F115]*1.4" office:value-type="currency" office:currency="EUR" office:value="23226" calcext:value-type="currency">
            <text:p>23.226 €</text:p>
          </table:table-cell>
          <table:table-cell table:style-name="ce34" table:formula="of:=[.F115]*1.25" office:value-type="currency" office:currency="EUR" office:value="20737.5" calcext:value-type="currency">
            <text:p>20.738 €</text:p>
          </table:table-cell>
          <table:table-cell table:style-name="ce42" table:formula="of:=MAX([.G115];[.H115];[.I115];[.J115];[.K115];[.L115];[.M115];[.N115];[.O115])" office:value-type="currency" office:currency="EUR" office:value="16590" calcext:value-type="currency">
            <text:p>16.590 €</text:p>
          </table:table-cell>
          <table:table-cell table:style-name="ce54" office:value-type="currency" office:currency="EUR" office:value="16590" calcext:value-type="currency">
            <text:p>16.59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Inferior + Cinta Transp. + Con Impresora Toshiba EX4-T1 + Portabobinas Ø300mm motorizado</text:p>
          </table:table-cell>
          <table:table-cell table:style-name="ce15" office:value-type="string" calcext:value-type="string">
            <text:p>ET-TA-3251</text:p>
          </table:table-cell>
          <table:table-cell table:style-name="ce27" table:formula="of:=[.F116]*1.4" office:value-type="currency" office:currency="EUR" office:value="27694.8" calcext:value-type="currency">
            <text:p>27.695 €</text:p>
          </table:table-cell>
          <table:table-cell table:style-name="ce35" table:formula="of:=[.F116]*1.25" office:value-type="currency" office:currency="EUR" office:value="24727.5" calcext:value-type="currency">
            <text:p>24.728 €</text:p>
          </table:table-cell>
          <table:table-cell table:style-name="ce43" table:formula="of:=MAX([.G116];[.H116];[.I116];[.J116];[.K116];[.L116];[.M116];[.N116];[.O116])" office:value-type="currency" office:currency="EUR" office:value="19782" calcext:value-type="currency">
            <text:p>19.782 €</text:p>
          </table:table-cell>
          <table:table-cell table:style-name="ce55" office:value-type="currency" office:currency="EUR" office:value="19782" calcext:value-type="currency">
            <text:p>19.782 €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Módulo Dispensador Inferior de etiquetas (para añadir a un Dispensador Superior con o sin cinta). Incluye portabobinas motorizado Ømax 200mm. No Incluye cinta transportadora.</text:p>
          </table:table-cell>
          <table:table-cell table:style-name="ce18" office:value-type="string" calcext:value-type="string">
            <text:p>ET-TA-3210</text:p>
          </table:table-cell>
          <table:table-cell table:style-name="ce26" table:formula="of:=[.F117]*1.4" office:value-type="currency" office:currency="EUR" office:value="6636" calcext:value-type="currency">
            <text:p>6.636 €</text:p>
          </table:table-cell>
          <table:table-cell table:style-name="ce34" table:formula="of:=[.F117]*1.25" office:value-type="currency" office:currency="EUR" office:value="5925" calcext:value-type="currency">
            <text:p>5.925 €</text:p>
          </table:table-cell>
          <table:table-cell table:style-name="ce42" table:formula="of:=MAX([.G117];[.H117];[.I117];[.J117];[.K117];[.L117];[.M117];[.N117];[.O117])" office:value-type="currency" office:currency="EUR" office:value="4740" calcext:value-type="currency">
            <text:p>4.740 €</text:p>
          </table:table-cell>
          <table:table-cell table:style-name="ce54" office:value-type="currency" office:currency="EUR" office:value="4740" calcext:value-type="currency">
            <text:p>4.74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1">
          <table:table-cell/>
          <table:table-cell table:style-name="ce5"/>
          <table:table-cell table:style-name="ce15"/>
          <table:table-cell table:style-name="ce27"/>
          <table:table-cell table:style-name="ce35"/>
          <table:table-cell table:style-name="ce43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Dispensador Superior+Inferior + Cinta Transp. - Sin Impresora + Portabobinas Ø200mm</text:p>
          </table:table-cell>
          <table:table-cell table:style-name="ce18" office:value-type="string" calcext:value-type="string">
            <text:p>ET-TA-3300</text:p>
          </table:table-cell>
          <table:table-cell table:style-name="ce26" table:formula="of:=[.F119]*1.4" office:value-type="currency" office:currency="EUR" office:value="18438" calcext:value-type="currency">
            <text:p>18.438 €</text:p>
          </table:table-cell>
          <table:table-cell table:style-name="ce34" table:formula="of:=[.F119]*1.25" office:value-type="currency" office:currency="EUR" office:value="16462.5" calcext:value-type="currency">
            <text:p>16.463 €</text:p>
          </table:table-cell>
          <table:table-cell table:style-name="ce42" table:formula="of:=MAX([.G119];[.H119];[.I119];[.J119];[.K119];[.L119];[.M119];[.N119];[.O119])" office:value-type="currency" office:currency="EUR" office:value="13170" calcext:value-type="currency">
            <text:p>13.170 €</text:p>
          </table:table-cell>
          <table:table-cell table:style-name="ce54" office:value-type="currency" office:currency="EUR" office:value="13170" calcext:value-type="currency">
            <text:p>13.170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Superior+Inferior + Cinta Transp. - Sin Impresora + Portabobinas Ø300mm motorizado</text:p>
          </table:table-cell>
          <table:table-cell table:style-name="ce15" office:value-type="string" calcext:value-type="string">
            <text:p>ET-TA-3301</text:p>
          </table:table-cell>
          <table:table-cell table:style-name="ce27" table:formula="of:=[.F120]*1.4" office:value-type="currency" office:currency="EUR" office:value="21168" calcext:value-type="currency">
            <text:p>21.168 €</text:p>
          </table:table-cell>
          <table:table-cell table:style-name="ce35" table:formula="of:=[.F120]*1.25" office:value-type="currency" office:currency="EUR" office:value="18900" calcext:value-type="currency">
            <text:p>18.900 €</text:p>
          </table:table-cell>
          <table:table-cell table:style-name="ce43" table:formula="of:=MAX([.G120];[.H120];[.I120];[.J120];[.K120];[.L120];[.M120];[.N120];[.O120])" office:value-type="currency" office:currency="EUR" office:value="15120" calcext:value-type="currency">
            <text:p>15.120 €</text:p>
          </table:table-cell>
          <table:table-cell table:style-name="ce55" office:value-type="currency" office:currency="EUR" office:value="15120" calcext:value-type="currency">
            <text:p>15.120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ispensador Superior+Inferior + Cinta Transp. + Impresora Inferior EX4-T1 + Portabobinas Ø200mm</text:p>
          </table:table-cell>
          <table:table-cell table:style-name="ce18" office:value-type="string" calcext:value-type="string">
            <text:p>ET-TA-3360</text:p>
          </table:table-cell>
          <table:table-cell table:style-name="ce26" table:formula="of:=[.F121]*1.4" office:value-type="currency" office:currency="EUR" office:value="22626.8" calcext:value-type="currency">
            <text:p>22.627 €</text:p>
          </table:table-cell>
          <table:table-cell table:style-name="ce34" table:formula="of:=[.F121]*1.25" office:value-type="currency" office:currency="EUR" office:value="20202.5" calcext:value-type="currency">
            <text:p>20.203 €</text:p>
          </table:table-cell>
          <table:table-cell table:style-name="ce42" table:formula="of:=MAX([.G121];[.H121];[.I121];[.J121];[.K121];[.L121];[.M121];[.N121];[.O121])" office:value-type="currency" office:currency="EUR" office:value="16162" calcext:value-type="currency">
            <text:p>16.162 €</text:p>
          </table:table-cell>
          <table:table-cell table:style-name="ce54" office:value-type="currency" office:currency="EUR" office:value="16162" calcext:value-type="currency">
            <text:p>16.162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Superior+Inferior + Cinta Transp. + Impresora Inferior EX4-T1 + Portabobinas Ø300mm</text:p>
          </table:table-cell>
          <table:table-cell table:style-name="ce15" office:value-type="string" calcext:value-type="string">
            <text:p>ET-TA-3361</text:p>
          </table:table-cell>
          <table:table-cell table:style-name="ce27" table:formula="of:=[.F122]*1.4" office:value-type="currency" office:currency="EUR" office:value="25629.8" calcext:value-type="currency">
            <text:p>25.630 €</text:p>
          </table:table-cell>
          <table:table-cell table:style-name="ce35" table:formula="of:=[.F122]*1.25" office:value-type="currency" office:currency="EUR" office:value="22883.75" calcext:value-type="currency">
            <text:p>22.884 €</text:p>
          </table:table-cell>
          <table:table-cell table:style-name="ce43" table:formula="of:=MAX([.G122];[.H122];[.I122];[.J122];[.K122];[.L122];[.M122];[.N122];[.O122])" office:value-type="currency" office:currency="EUR" office:value="18307" calcext:value-type="currency">
            <text:p>18.307 €</text:p>
          </table:table-cell>
          <table:table-cell table:style-name="ce55" office:value-type="currency" office:currency="EUR" office:value="18307" calcext:value-type="currency">
            <text:p>18.307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ispensador Superior+Inferior + Cinta Transp. + 2 Impresoras EX4-T1 + Portabobinas Ø200mm</text:p>
          </table:table-cell>
          <table:table-cell table:style-name="ce18" office:value-type="string" calcext:value-type="string">
            <text:p>ET-TA-3310</text:p>
          </table:table-cell>
          <table:table-cell table:style-name="ce26" table:formula="of:=[.F123]*1.4" office:value-type="currency" office:currency="EUR" office:value="24759" calcext:value-type="currency">
            <text:p>24.759 €</text:p>
          </table:table-cell>
          <table:table-cell table:style-name="ce34" table:formula="of:=[.F123]*1.25" office:value-type="currency" office:currency="EUR" office:value="22106.25" calcext:value-type="currency">
            <text:p>22.106 €</text:p>
          </table:table-cell>
          <table:table-cell table:style-name="ce42" table:formula="of:=MAX([.G123];[.H123];[.I123];[.J123];[.K123];[.L123];[.M123];[.N123];[.O123])" office:value-type="currency" office:currency="EUR" office:value="17685" calcext:value-type="currency">
            <text:p>17.685 €</text:p>
          </table:table-cell>
          <table:table-cell table:style-name="ce54" office:value-type="currency" office:currency="EUR" office:value="17685" calcext:value-type="currency">
            <text:p>17.685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Dispensador Superior+Inferior + Cinta Transp. + 2 Impresoras EX4-T1 + Portabobinas Ø300mm</text:p>
          </table:table-cell>
          <table:table-cell table:style-name="ce15" office:value-type="string" calcext:value-type="string">
            <text:p>ET-TA-3311</text:p>
          </table:table-cell>
          <table:table-cell table:style-name="ce27" table:formula="of:=[.F124]*1.4" office:value-type="currency" office:currency="EUR" office:value="27489" calcext:value-type="currency">
            <text:p>27.489 €</text:p>
          </table:table-cell>
          <table:table-cell table:style-name="ce35" table:formula="of:=[.F124]*1.25" office:value-type="currency" office:currency="EUR" office:value="24543.75" calcext:value-type="currency">
            <text:p>24.544 €</text:p>
          </table:table-cell>
          <table:table-cell table:style-name="ce43" table:formula="of:=MAX([.G124];[.H124];[.I124];[.J124];[.K124];[.L124];[.M124];[.N124];[.O124])" office:value-type="currency" office:currency="EUR" office:value="19635" calcext:value-type="currency">
            <text:p>19.635 €</text:p>
          </table:table-cell>
          <table:table-cell table:style-name="ce55" office:value-type="currency" office:currency="EUR" office:value="19635" calcext:value-type="currency">
            <text:p>19.635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ispensador Superior+Inferior + Cinta Transp. + Impresora Superior EX4-T1 + Portabobinas Ø200mm</text:p>
          </table:table-cell>
          <table:table-cell table:style-name="ce18" office:value-type="string" calcext:value-type="string">
            <text:p>ET-TA-3350</text:p>
          </table:table-cell>
          <table:table-cell table:style-name="ce26" table:formula="of:=[.F125]*1.4" office:value-type="currency" office:currency="EUR" office:value="20570.2" calcext:value-type="currency">
            <text:p>20.570 €</text:p>
          </table:table-cell>
          <table:table-cell table:style-name="ce34" table:formula="of:=[.F125]*1.25" office:value-type="currency" office:currency="EUR" office:value="18366.25" calcext:value-type="currency">
            <text:p>18.366 €</text:p>
          </table:table-cell>
          <table:table-cell table:style-name="ce42" table:formula="of:=MAX([.G125];[.H125];[.I125];[.J125];[.K125];[.L125];[.M125];[.N125];[.O125])" office:value-type="currency" office:currency="EUR" office:value="14693" calcext:value-type="currency">
            <text:p>14.693 €</text:p>
          </table:table-cell>
          <table:table-cell table:style-name="ce54" office:value-type="currency" office:currency="EUR" office:value="14693" calcext:value-type="currency">
            <text:p>14.693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4">
          <table:table-cell/>
          <table:table-cell table:style-name="ce5" office:value-type="string" calcext:value-type="string">
            <text:p>Dispensador Superior+Inferior + Cinta Transp. + Impresora Superior EX4-T1 + Portabobinas Ø300mm motorizado</text:p>
          </table:table-cell>
          <table:table-cell table:style-name="ce15" office:value-type="string" calcext:value-type="string">
            <text:p>ET-TA-3351</text:p>
          </table:table-cell>
          <table:table-cell table:style-name="ce27" table:formula="of:=[.F126]*1.4" office:value-type="currency" office:currency="EUR" office:value="23300.2" calcext:value-type="currency">
            <text:p>23.300 €</text:p>
          </table:table-cell>
          <table:table-cell table:style-name="ce35" table:formula="of:=[.F126]*1.25" office:value-type="currency" office:currency="EUR" office:value="20803.75" calcext:value-type="currency">
            <text:p>20.804 €</text:p>
          </table:table-cell>
          <table:table-cell table:style-name="ce43" table:formula="of:=MAX([.G126];[.H126];[.I126];[.J126];[.K126];[.L126];[.M126];[.N126];[.O126])" office:value-type="currency" office:currency="EUR" office:value="16643" calcext:value-type="currency">
            <text:p>16.643 €</text:p>
          </table:table-cell>
          <table:table-cell table:style-name="ce55" office:value-type="currency" office:currency="EUR" office:value="16643" calcext:value-type="currency">
            <text:p>16.643 €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8"/>
          <table:table-cell table:style-name="ce26" table:formula="of:=[.F127]*1.4" office:value-type="currency" office:currency="EUR" office:value="0" calcext:value-type="currency">
            <text:p>0 €</text:p>
          </table:table-cell>
          <table:table-cell table:style-name="ce34" table:formula="of:=[.F127]*1.25" office:value-type="currency" office:currency="EUR" office:value="0" calcext:value-type="currency">
            <text:p>0 €</text:p>
          </table:table-cell>
          <table:table-cell table:style-name="ce42" table:formula="of:=MAX([.G127];[.H127];[.I127];[.J127];[.K127];[.L127];[.M127];[.N127];[.O127])" office:value-type="currency" office:currency="EUR" office:value="0" calcext:value-type="currency">
            <text:p>0 €</text:p>
          </table:table-cell>
          <table:table-cell table:style-name="ce66"/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5" office:value-type="string" calcext:value-type="string">
            <text:p>Integración pié con rosca y maneta, ajustable en altura manualmente, a dispensador superior</text:p>
          </table:table-cell>
          <table:table-cell table:style-name="ce15" office:value-type="string" calcext:value-type="string">
            <text:p>ET-TA-AA10</text:p>
          </table:table-cell>
          <table:table-cell table:style-name="ce27" table:formula="of:=[.F128]*1.4" office:value-type="currency" office:currency="EUR" office:value="425.6" calcext:value-type="currency">
            <text:p>426 €</text:p>
          </table:table-cell>
          <table:table-cell table:style-name="ce35" table:formula="of:=[.F128]*1.25" office:value-type="currency" office:currency="EUR" office:value="380" calcext:value-type="currency">
            <text:p>380 €</text:p>
          </table:table-cell>
          <table:table-cell table:style-name="ce43" table:formula="of:=MAX([.G128];[.H128];[.I128];[.J128];[.K128];[.L128];[.M128];[.N128];[.O128])" office:value-type="currency" office:currency="EUR" office:value="304" calcext:value-type="currency">
            <text:p>304 €</text:p>
          </table:table-cell>
          <table:table-cell table:style-name="ce55" office:value-type="currency" office:currency="EUR" office:value="304" calcext:value-type="currency">
            <text:p>304 €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Soporte portabobinas exterior Ø300mm. No motorizado.</text:p>
          </table:table-cell>
          <table:table-cell table:style-name="ce18" office:value-type="string" calcext:value-type="string">
            <text:p>ET-TA-AA20</text:p>
          </table:table-cell>
          <table:table-cell table:style-name="ce26" table:formula="of:=[.F129]*1.4" office:value-type="currency" office:currency="EUR" office:value="509.6" calcext:value-type="currency">
            <text:p>510 €</text:p>
          </table:table-cell>
          <table:table-cell table:style-name="ce34" table:formula="of:=[.F129]*1.25" office:value-type="currency" office:currency="EUR" office:value="455" calcext:value-type="currency">
            <text:p>455 €</text:p>
          </table:table-cell>
          <table:table-cell table:style-name="ce42" table:formula="of:=MAX([.G129];[.H129];[.I129];[.J129];[.K129];[.L129];[.M129];[.N129];[.O129])" office:value-type="currency" office:currency="EUR" office:value="364" calcext:value-type="currency">
            <text:p>364 €</text:p>
          </table:table-cell>
          <table:table-cell table:style-name="ce54" office:value-type="currency" office:currency="EUR" office:value="364" calcext:value-type="currency">
            <text:p>364 €</text:p>
          </table:table-cell>
          <table:table-cell table:style-name="ce70" table:number-columns-repeated="5"/>
          <table:table-cell table:style-name="ce63" table:number-columns-repeated="1012"/>
        </table:table-row>
        <table:table-row table:style-name="ro3">
          <table:table-cell/>
          <table:table-cell table:style-name="ce11" office:value-type="string" calcext:value-type="string">
            <text:p>Soporte portabobinas exterior Ø300mm. Motorizado.</text:p>
          </table:table-cell>
          <table:table-cell table:style-name="ce22" office:value-type="string" calcext:value-type="string">
            <text:p>ET-TA-AA30</text:p>
          </table:table-cell>
          <table:table-cell table:style-name="ce30" table:formula="of:=[.F130]*1.4" office:value-type="currency" office:currency="EUR" office:value="1456" calcext:value-type="currency">
            <text:p>1.456 €</text:p>
          </table:table-cell>
          <table:table-cell table:style-name="ce38" table:formula="of:=[.F130]*1.25" office:value-type="currency" office:currency="EUR" office:value="1300" calcext:value-type="currency">
            <text:p>1.300 €</text:p>
          </table:table-cell>
          <table:table-cell table:style-name="ce50" table:formula="of:=MAX([.G130];[.H130];[.I130];[.J130];[.K130];[.L130];[.M130];[.N130];[.O130])" office:value-type="currency" office:currency="EUR" office:value="1040" calcext:value-type="currency">
            <text:p>1.040 €</text:p>
          </table:table-cell>
          <table:table-cell table:style-name="ce65" office:value-type="currency" office:currency="EUR" office:value="1040" calcext:value-type="currency">
            <text:p>1.040 €</text:p>
          </table:table-cell>
          <table:table-cell table:style-name="ce78" table:number-columns-repeated="5"/>
          <table:table-cell table:style-name="ce84" table:number-columns-repeated="101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portador de Banda 2000x250</text:p>
          </table:table-cell>
          <table:table-cell table:number-columns-repeated="11"/>
          <table:table-cell office:value-type="float" office:value="1580" calcext:value-type="float">
            <office:annotation draw:style-name="gr1" draw:text-style-name="P2" svg:width="28.99mm" svg:height="5.96mm" svg:x="583.46mm" svg:y="758.34mm" draw:caption-point-x="-6.1mm" draw:caption-point-y="16.79mm">
              <dc:date>2015-09-22T00:00:00</dc:date>
              <text:p text:style-name="P1"><text:span text:style-name="T1">NS1072</text:span></text:p>
            </office:annotation>
            <text:p>158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ansportador de Banda 4000x250</text:p>
          </table:table-cell>
          <table:table-cell table:number-columns-repeated="11"/>
          <table:table-cell office:value-type="float" office:value="2195" calcext:value-type="float">
            <office:annotation draw:style-name="gr1" draw:text-style-name="P2" svg:width="28.99mm" svg:height="5.96mm" svg:x="583.46mm" svg:y="763.63mm" draw:caption-point-x="-6.1mm" draw:caption-point-y="16.79mm">
              <dc:date>2015-09-22T00:00:00</dc:date>
              <text:p text:style-name="P1"><text:span text:style-name="T1">NS1073</text:span></text:p>
            </office:annotation>
            <text:p>2195</text:p>
          </table:table-cell>
          <table:table-cell table:number-columns-repeated="101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87"/>
        <table:table-row table:style-name="ro1" table:number-rows-repeated="2">
          <table:table-cell table:number-columns-repeated="5"/>
        </table:table-row>
        <table:table-row table:style-name="ro1">
          <table:table-cell table:style-name="ce85"/>
          <table:table-cell table:style-name="ce85" office:value-type="string" calcext:value-type="string">
            <text:p>Selecciona los equipos que deseas formen parte de la línea</text:p>
          </table:table-cell>
          <table:table-cell/>
          <table:table-cell office:value-type="string" calcext:value-type="string">
            <text:p>Cantidad</text:p>
          </table:table-cell>
          <table:table-cell/>
        </table:table-row>
        <table:table-row table:style-name="ro5">
          <table:table-cell table:style-name="ce86" office:value-type="string" calcext:value-type="string">
            <text:p>EQUIPO 01</text:p>
          </table:table-cell>
          <table:table-cell table:style-name="ce86" table:content-validation-name="val1" office:value-type="string" calcext:value-type="string">
            <text:p>Equipo Compacto con envasadora 4 cabezales y dosif. Híbrida</text:p>
          </table:table-cell>
          <table:table-cell table:style-name="ce86" table:formula="of:=IF([.$B4]&lt;&gt;&quot;&quot;;VLOOKUP([.$B4];[$Coste.$B$4:.$E$134]; 2; 0);0)" office:value-type="string" office:string-value="AR-GC-MI-4CH" calcext:value-type="string">
            <text:p>AR-GC-MI-4CH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IF([.$B4]&lt;&gt;&quot;&quot;;VLOOKUP([.$B4];[$Coste.$B$4:.$E$134]; 3; 0)*[.D4];0)" office:value-type="float" office:value="36503.6" calcext:value-type="float">
            <text:p>36503,6</text:p>
          </table:table-cell>
        </table:table-row>
        <table:table-row table:style-name="ro5">
          <table:table-cell table:style-name="ce86" office:value-type="string" calcext:value-type="string">
            <text:p>EQUIPO 02</text:p>
          </table:table-cell>
          <table:table-cell table:style-name="ce86" table:content-validation-name="val1" office:value-type="string" calcext:value-type="string">
            <text:p>Conjunto Tapado – Transportador Banda Poliuretano con bandejas laterales.</text:p>
          </table:table-cell>
          <table:table-cell table:style-name="ce86" table:formula="of:=IF([.$B5]&lt;&gt;&quot;&quot;;VLOOKUP([.$B5];[$Coste.$B$4:.$E$134]; 2; 0);0)" office:value-type="string" office:string-value="AR-TBT-250-3000-B " calcext:value-type="string">
            <text:p>AR-TBT-250-3000-B 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IF([.$B5]&lt;&gt;&quot;&quot;;VLOOKUP([.$B5];[$Coste.$B$4:.$E$134]; 3; 0)*[.D5];0)" office:value-type="float" office:value="2800" calcext:value-type="float">
            <text:p>2800</text:p>
          </table:table-cell>
        </table:table-row>
        <table:table-row table:style-name="ro5">
          <table:table-cell table:style-name="ce86" office:value-type="string" calcext:value-type="string">
            <text:p>EQUIPO 03</text:p>
          </table:table-cell>
          <table:table-cell table:style-name="ce86" table:content-validation-name="val1" office:value-type="string" calcext:value-type="string">
            <text:p>Mesa giratoria 1500</text:p>
          </table:table-cell>
          <table:table-cell table:style-name="ce86" table:formula="of:=IF([.$B6]&lt;&gt;&quot;&quot;;VLOOKUP([.$B6];[$Coste.$B$4:.$E$134]; 2; 0);0)" office:value-type="string" office:string-value="MRG-1500" calcext:value-type="string">
            <text:p>MRG-1500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IF([.$B6]&lt;&gt;&quot;&quot;;VLOOKUP([.$B6];[$Coste.$B$4:.$E$134]; 3; 0)*[.D6];0)" office:value-type="float" office:value="3500" calcext:value-type="float">
            <text:p>3500</text:p>
          </table:table-cell>
        </table:table-row>
        <table:table-row table:style-name="ro5">
          <table:table-cell table:style-name="ce86" office:value-type="string" calcext:value-type="string">
            <text:p>EQUIPO 04</text:p>
          </table:table-cell>
          <table:table-cell table:style-name="ce86" table:content-validation-name="val1" office:value-type="string" calcext:value-type="string">
            <text:p>Mesas de manipulación de acero inoxidable 1000x600x850</text:p>
          </table:table-cell>
          <table:table-cell table:style-name="ce86" table:formula="of:=IF([.$B7]&lt;&gt;&quot;&quot;;VLOOKUP([.$B7];[$Coste.$B$4:.$E$134]; 2; 0);0)" office:value-type="string" office:string-value="MM-1000-600-850" calcext:value-type="string">
            <text:p>MM-1000-600-850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IF([.$B7]&lt;&gt;&quot;&quot;;VLOOKUP([.$B7];[$Coste.$B$4:.$E$134]; 3; 0)*[.D7];0)" office:value-type="float" office:value="767.2" calcext:value-type="float">
            <text:p>767,2</text:p>
          </table:table-cell>
        </table:table-row>
        <table:table-row table:style-name="ro5">
          <table:table-cell table:style-name="ce86" office:value-type="string" calcext:value-type="string">
            <text:p>EQUIPO 05</text:p>
          </table:table-cell>
          <table:table-cell table:style-name="ce86" table:content-validation-name="val1" office:value-type="string" calcext:value-type="string">
            <text:p>Mesa de rodillos de acumulación</text:p>
          </table:table-cell>
          <table:table-cell table:style-name="ce86" table:formula="of:=IF([.$B8]&lt;&gt;&quot;&quot;;VLOOKUP([.$B8];[$Coste.$B$4:.$E$134]; 2; 0);0)" office:value-type="float" office:value="0" calcext:value-type="float">
            <text:p/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IF([.$B8]&lt;&gt;&quot;&quot;;VLOOKUP([.$B8];[$Coste.$B$4:.$E$134]; 3; 0)*[.D8];0)" office:value-type="float" office:value="945" calcext:value-type="float">
            <text:p>945</text:p>
          </table:table-cell>
        </table:table-row>
        <table:table-row table:style-name="ro5">
          <table:table-cell table:style-name="ce86" office:value-type="string" calcext:value-type="string">
            <text:p>EQUIPO 06</text:p>
          </table:table-cell>
          <table:table-cell table:style-name="ce86" table:content-validation-name="val1"/>
          <table:table-cell table:style-name="ce86" table:formula="of:=IF([.$B9]&lt;&gt;&quot;&quot;;VLOOKUP([.$B9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9]&lt;&gt;&quot;&quot;;VLOOKUP([.$B9];[$Coste.$B$4:.$E$134]; 3; 0)*[.D9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07</text:p>
          </table:table-cell>
          <table:table-cell table:style-name="ce86" table:content-validation-name="val1"/>
          <table:table-cell table:style-name="ce86" table:formula="of:=IF([.$B10]&lt;&gt;&quot;&quot;;VLOOKUP([.$B10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0]&lt;&gt;&quot;&quot;;VLOOKUP([.$B10];[$Coste.$B$4:.$E$134]; 3; 0)*[.D10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08</text:p>
          </table:table-cell>
          <table:table-cell table:style-name="ce86" table:content-validation-name="val1"/>
          <table:table-cell table:style-name="ce86" table:formula="of:=IF([.$B11]&lt;&gt;&quot;&quot;;VLOOKUP([.$B11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1]&lt;&gt;&quot;&quot;;VLOOKUP([.$B11];[$Coste.$B$4:.$E$134]; 3; 0)*[.D11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09</text:p>
          </table:table-cell>
          <table:table-cell table:style-name="ce86" table:content-validation-name="val1"/>
          <table:table-cell table:style-name="ce86" table:formula="of:=IF([.$B12]&lt;&gt;&quot;&quot;;VLOOKUP([.$B12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2]&lt;&gt;&quot;&quot;;VLOOKUP([.$B12];[$Coste.$B$4:.$E$134]; 3; 0)*[.D12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0</text:p>
          </table:table-cell>
          <table:table-cell table:style-name="ce86" table:content-validation-name="val1"/>
          <table:table-cell table:style-name="ce86" table:formula="of:=IF([.$B13]&lt;&gt;&quot;&quot;;VLOOKUP([.$B13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3]&lt;&gt;&quot;&quot;;VLOOKUP([.$B13];[$Coste.$B$4:.$E$134]; 3; 0)*[.D13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1</text:p>
          </table:table-cell>
          <table:table-cell table:style-name="ce86" table:content-validation-name="val1"/>
          <table:table-cell table:style-name="ce86" table:formula="of:=IF([.$B14]&lt;&gt;&quot;&quot;;VLOOKUP([.$B14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4]&lt;&gt;&quot;&quot;;VLOOKUP([.$B14];[$Coste.$B$4:.$E$134]; 3; 0)*[.D14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2</text:p>
          </table:table-cell>
          <table:table-cell table:style-name="ce86" table:content-validation-name="val1"/>
          <table:table-cell table:style-name="ce86" table:formula="of:=IF([.$B15]&lt;&gt;&quot;&quot;;VLOOKUP([.$B15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5]&lt;&gt;&quot;&quot;;VLOOKUP([.$B15];[$Coste.$B$4:.$E$134]; 3; 0)*[.D15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3</text:p>
          </table:table-cell>
          <table:table-cell table:style-name="ce86" table:content-validation-name="val1"/>
          <table:table-cell table:style-name="ce86" table:formula="of:=IF([.$B16]&lt;&gt;&quot;&quot;;VLOOKUP([.$B16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6]&lt;&gt;&quot;&quot;;VLOOKUP([.$B16];[$Coste.$B$4:.$E$134]; 3; 0)*[.D16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4</text:p>
          </table:table-cell>
          <table:table-cell table:style-name="ce86" table:content-validation-name="val1"/>
          <table:table-cell table:style-name="ce86" table:formula="of:=IF([.$B17]&lt;&gt;&quot;&quot;;VLOOKUP([.$B17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7]&lt;&gt;&quot;&quot;;VLOOKUP([.$B17];[$Coste.$B$4:.$E$134]; 3; 0)*[.D17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5</text:p>
          </table:table-cell>
          <table:table-cell table:style-name="ce86" table:content-validation-name="val1"/>
          <table:table-cell table:style-name="ce86" table:formula="of:=IF([.$B18]&lt;&gt;&quot;&quot;;VLOOKUP([.$B18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8]&lt;&gt;&quot;&quot;;VLOOKUP([.$B18];[$Coste.$B$4:.$E$134]; 3; 0)*[.D18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6</text:p>
          </table:table-cell>
          <table:table-cell table:style-name="ce86" table:content-validation-name="val1"/>
          <table:table-cell table:style-name="ce86" table:formula="of:=IF([.$B19]&lt;&gt;&quot;&quot;;VLOOKUP([.$B19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19]&lt;&gt;&quot;&quot;;VLOOKUP([.$B19];[$Coste.$B$4:.$E$134]; 3; 0)*[.D19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7</text:p>
          </table:table-cell>
          <table:table-cell table:style-name="ce86" table:content-validation-name="val1"/>
          <table:table-cell table:style-name="ce86" table:formula="of:=IF([.$B20]&lt;&gt;&quot;&quot;;VLOOKUP([.$B20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0]&lt;&gt;&quot;&quot;;VLOOKUP([.$B20];[$Coste.$B$4:.$E$134]; 3; 0)*[.D20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8</text:p>
          </table:table-cell>
          <table:table-cell table:style-name="ce86" table:content-validation-name="val1"/>
          <table:table-cell table:style-name="ce86" table:formula="of:=IF([.$B21]&lt;&gt;&quot;&quot;;VLOOKUP([.$B21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1]&lt;&gt;&quot;&quot;;VLOOKUP([.$B21];[$Coste.$B$4:.$E$134]; 3; 0)*[.D21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19</text:p>
          </table:table-cell>
          <table:table-cell table:style-name="ce86" table:content-validation-name="val1"/>
          <table:table-cell table:style-name="ce86" table:formula="of:=IF([.$B22]&lt;&gt;&quot;&quot;;VLOOKUP([.$B22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2]&lt;&gt;&quot;&quot;;VLOOKUP([.$B22];[$Coste.$B$4:.$E$134]; 3; 0)*[.D22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20</text:p>
          </table:table-cell>
          <table:table-cell table:style-name="ce86" table:content-validation-name="val1"/>
          <table:table-cell table:style-name="ce86" table:formula="of:=IF([.$B23]&lt;&gt;&quot;&quot;;VLOOKUP([.$B23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3]&lt;&gt;&quot;&quot;;VLOOKUP([.$B23];[$Coste.$B$4:.$E$134]; 3; 0)*[.D23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21</text:p>
          </table:table-cell>
          <table:table-cell table:style-name="ce86" table:content-validation-name="val1"/>
          <table:table-cell table:style-name="ce86" table:formula="of:=IF([.$B24]&lt;&gt;&quot;&quot;;VLOOKUP([.$B24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4]&lt;&gt;&quot;&quot;;VLOOKUP([.$B24];[$Coste.$B$4:.$E$134]; 3; 0)*[.D24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22</text:p>
          </table:table-cell>
          <table:table-cell table:style-name="ce86" table:content-validation-name="val1"/>
          <table:table-cell table:style-name="ce86" table:formula="of:=IF([.$B25]&lt;&gt;&quot;&quot;;VLOOKUP([.$B25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5]&lt;&gt;&quot;&quot;;VLOOKUP([.$B25];[$Coste.$B$4:.$E$134]; 3; 0)*[.D25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23</text:p>
          </table:table-cell>
          <table:table-cell table:style-name="ce86" table:content-validation-name="val1"/>
          <table:table-cell table:style-name="ce86" table:formula="of:=IF([.$B26]&lt;&gt;&quot;&quot;;VLOOKUP([.$B26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6]&lt;&gt;&quot;&quot;;VLOOKUP([.$B26];[$Coste.$B$4:.$E$134]; 3; 0)*[.D26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24</text:p>
          </table:table-cell>
          <table:table-cell table:style-name="ce86" table:content-validation-name="val1"/>
          <table:table-cell table:style-name="ce86" table:formula="of:=IF([.$B27]&lt;&gt;&quot;&quot;;VLOOKUP([.$B27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7]&lt;&gt;&quot;&quot;;VLOOKUP([.$B27];[$Coste.$B$4:.$E$134]; 3; 0)*[.D27];0)" office:value-type="float" office:value="0" calcext:value-type="float">
            <text:p>0</text:p>
          </table:table-cell>
        </table:table-row>
        <table:table-row table:style-name="ro5">
          <table:table-cell table:style-name="ce86" office:value-type="string" calcext:value-type="string">
            <text:p>EQUIPO 25</text:p>
          </table:table-cell>
          <table:table-cell table:style-name="ce86" table:content-validation-name="val1"/>
          <table:table-cell table:style-name="ce86" table:formula="of:=IF([.$B28]&lt;&gt;&quot;&quot;;VLOOKUP([.$B28];[$Coste.$B$4:.$E$134]; 2; 0);0)" office:value-type="float" office:value="0" calcext:value-type="float">
            <text:p>0</text:p>
          </table:table-cell>
          <table:table-cell table:style-name="ce86"/>
          <table:table-cell table:style-name="ce86" table:formula="of:=IF([.$B28]&lt;&gt;&quot;&quot;;VLOOKUP([.$B28];[$Coste.$B$4:.$E$134]; 3; 0)*[.D28];0)" office:value-type="float" office:value="0" calcext:value-type="float">
            <text:p>0</text:p>
          </table:table-cell>
        </table:table-row>
        <table:table-row table:style-name="ro1">
          <table:table-cell table:style-name="ce86" table:number-columns-repeated="4"/>
          <table:table-cell table:style-name="ce88"/>
        </table:table-row>
        <table:table-row table:style-name="ro1">
          <table:table-cell table:style-name="ce86" table:number-columns-repeated="4"/>
          <table:table-cell table:style-name="ce88" table:formula="of:=SUM([.E4:.E28])" office:value-type="currency" office:currency="EUR" office:value="44515.8" calcext:value-type="currency">
            <text:p>44.516 €</text:p>
          </table:table-cell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Equipo" table:base-cell-address="$Coste.$A$5" table:cell-range-address="$Coste.$B$5:.$B$8"/>
        <table:named-range table:name="PVMin" table:base-cell-address="$Coste.$E$5" table:cell-range-address="$Coste.$E$5:.$E$134"/>
        <table:named-range table:name="PVP" table:base-cell-address="$Coste.$A$5" table:cell-range-address="$Coste.$D$5:.$D$8"/>
        <table:named-range table:name="Referencia" table:base-cell-address="$Coste.$A$5" table:cell-range-address="$Coste.$A$5:.$A$8"/>
      </table:named-expressions>
      <table:database-ranges>
        <table:database-range table:name="Seleccion" table:target-range-address="Coste.B11:Coste.B1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family-generic="swiss" style:font-pitch="variable"/>
    <style:font-face style:name="Lato1" svg:font-family="Lato" style:font-adornments="Cursiva" style:font-family-generic="swiss" style:font-pitch="variable"/>
    <style:font-face style:name="Lato Black" svg:font-family="'Lato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0"/>
      <number:text> mm.</number:text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  <draw:marker draw:name="Fin_20_de_20_línea_20_2" draw:display-name="Fin de línea 2" svg:viewBox="-100 -100 200 200" svg:d="M100 0c0 18-4 34-13 50-10 16-21 27-37 37-16 9-32 13-50 13s-34-4-50-13c-16-10-27-21-37-37-9-16-13-32-13-50s4-34 13-50c10-16 21-27 37-37 16-9 32-13 50-13s34 4 50 13c16 10 27 21 37 37 9 16 13 32 13 50z"/>
    <draw:marker draw:name="Fin_20_de_20_línea_20_3" draw:display-name="Fin de línea 3" svg:viewBox="0 0 10 10" svg:d="M0 0h10v10h-1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scale-to="47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style style:name="MT1" style:family="text">
      <style:text-properties style:font-name="Lato Black" fo:font-size="16pt" fo:font-weight="900"/>
    </style:style>
    <style:style style:name="MT2" style:family="text">
      <style:text-properties style:font-name="Lato1" fo:font-size="12pt" fo:font-style="italic"/>
    </style:style>
  </office:automatic-styles>
  <office:master-styles>
    <style:master-page style:name="Default" style:page-layout-name="Mpm1">
      <style:header style:display="false">
        <style:region-center>
          <text:p><text:span text:style-name="MT1">Soluciones para envasado de arándanos</text:span></text:p>
        </style:region-center>
        <style:region-right>
          <text:p><text:span text:style-name="MT2">Tarifa de precios</text:span>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0:08:44.9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21:16.125000000</meta:creation-date>
    <dc:date>2015-10-04T20:15:41.338000000</dc:date>
    <meta:editing-duration>P3DT16H52M16S</meta:editing-duration>
    <meta:editing-cycles>27</meta:editing-cycles>
    <meta:generator>LibreOffice/5.0.0.5$Windows_x86 LibreOffice_project/1b1a90865e348b492231e1c451437d7a15bb262b</meta:generator>
    <meta:print-date>2015-09-29T11:41:29.954000000</meta:print-date>
    <meta:document-statistic meta:table-count="2" meta:cell-count="760" meta:object-count="0"/>
  </office:meta>
</office:document-meta>
</file>